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officeooo:paragraph-rsid="003d60ec"/>
    </style:style>
    <style:style style:name="P7" style:family="paragraph" style:parent-style-name="Standard">
      <style:text-properties fo:color="#4472c4" officeooo:paragraph-rsid="0045690e"/>
    </style:style>
    <style:style style:name="P8" style:family="paragraph" style:parent-style-name="Standard">
      <style:text-properties fo:color="#4472c4" officeooo:paragraph-rsid="0046ed2d"/>
    </style:style>
    <style:style style:name="P9" style:family="paragraph" style:parent-style-name="Standard">
      <style:text-properties fo:color="#4472c4" officeooo:paragraph-rsid="0047db96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style:font-name-complex="Calibri1"/>
    </style:style>
    <style:style style:name="P14" style:family="paragraph" style:parent-style-name="Standard">
      <style:text-properties fo:language="en" fo:country="GB" officeooo:paragraph-rsid="003d60ec"/>
    </style:style>
    <style:style style:name="P15" style:family="paragraph" style:parent-style-name="Standard">
      <style:text-properties officeooo:paragraph-rsid="002fbcf7"/>
    </style:style>
    <style:style style:name="P16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7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8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9" style:family="paragraph" style:parent-style-name="Standard">
      <style:text-properties officeooo:paragraph-rsid="0045690e"/>
    </style:style>
    <style:style style:name="P20" style:family="paragraph" style:parent-style-name="Standard">
      <style:text-properties officeooo:paragraph-rsid="0046ed2d"/>
    </style:style>
    <style:style style:name="P21" style:family="paragraph" style:parent-style-name="Standard">
      <style:text-properties officeooo:paragraph-rsid="0047db96"/>
    </style:style>
    <style:style style:name="P22" style:family="paragraph" style:parent-style-name="List_20_Paragraph">
      <style:text-properties fo:language="en" fo:country="GB"/>
    </style:style>
    <style:style style:name="P23" style:family="paragraph" style:parent-style-name="Standard">
      <style:paragraph-properties fo:margin-top="0cm" fo:margin-bottom="0cm" loext:contextual-spacing="false"/>
    </style:style>
    <style:style style:name="P24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25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7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5690e"/>
    </style:style>
    <style:style style:name="P28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6ed2d"/>
    </style:style>
    <style:style style:name="P29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7db96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45690e" style:font-name-complex="Calibri1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46ed2d"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47db96" style:font-name-complex="Calibri1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36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43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434848"/>
    </style:style>
    <style:style style:name="P50" style:family="paragraph" style:parent-style-name="Standard">
      <style:paragraph-properties fo:margin-top="0cm" fo:margin-bottom="0cm" loext:contextual-spacing="false"/>
      <style:text-properties officeooo:rsid="00434848" officeooo:paragraph-rsid="00434848"/>
    </style:style>
    <style:style style:name="P51" style:family="paragraph" style:parent-style-name="Standard">
      <style:paragraph-properties fo:margin-top="0cm" fo:margin-bottom="0cm" loext:contextual-spacing="false"/>
      <style:text-properties officeooo:rsid="00434848" officeooo:paragraph-rsid="0046ed2d"/>
    </style:style>
    <style:style style:name="P52" style:family="paragraph" style:parent-style-name="Standard">
      <style:paragraph-properties fo:margin-top="0cm" fo:margin-bottom="0cm" loext:contextual-spacing="false"/>
      <style:text-properties officeooo:rsid="00434848" officeooo:paragraph-rsid="0047db96"/>
    </style:style>
    <style:style style:name="P53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4bca7"/>
    </style:style>
    <style:style style:name="P55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5690e"/>
    </style:style>
    <style:style style:name="P56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6ed2d"/>
    </style:style>
    <style:style style:name="P57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7db96"/>
    </style:style>
    <style:style style:name="P58" style:family="paragraph" style:parent-style-name="Standard">
      <style:paragraph-properties fo:margin-top="0cm" fo:margin-bottom="0cm" loext:contextual-spacing="false"/>
      <style:text-properties fo:color="#4472c4" officeooo:paragraph-rsid="0046ed2d"/>
    </style:style>
    <style:style style:name="P59" style:family="paragraph" style:parent-style-name="Standard">
      <style:paragraph-properties fo:margin-top="0cm" fo:margin-bottom="0cm" loext:contextual-spacing="false"/>
      <style:text-properties fo:color="#4472c4" officeooo:rsid="00434848" officeooo:paragraph-rsid="0046ed2d"/>
    </style:style>
    <style:style style:name="P60" style:family="paragraph" style:parent-style-name="Standard">
      <style:paragraph-properties fo:margin-top="0cm" fo:margin-bottom="0cm" loext:contextual-spacing="false"/>
      <style:text-properties fo:color="#4472c4" officeooo:rsid="00434848" officeooo:paragraph-rsid="0047db96"/>
    </style:style>
    <style:style style:name="P61" style:family="paragraph" style:parent-style-name="Standard">
      <style:paragraph-properties fo:margin-top="0cm" fo:margin-bottom="0cm" loext:contextual-spacing="false"/>
      <style:text-properties fo:color="#4472c4" officeooo:paragraph-rsid="0047db96"/>
    </style:style>
    <style:style style:name="P62" style:family="paragraph" style:parent-style-name="Standard">
      <style:paragraph-properties fo:margin-top="0cm" fo:margin-bottom="0cm" loext:contextual-spacing="false"/>
      <style:text-properties officeooo:paragraph-rsid="0045690e"/>
    </style:style>
    <style:style style:name="P63" style:family="paragraph" style:parent-style-name="Standard">
      <style:paragraph-properties fo:margin-top="0cm" fo:margin-bottom="0cm" loext:contextual-spacing="false"/>
      <style:text-properties officeooo:paragraph-rsid="0046172a"/>
    </style:style>
    <style:style style:name="P64" style:family="paragraph" style:parent-style-name="Standard">
      <style:paragraph-properties fo:margin-top="0cm" fo:margin-bottom="0cm" loext:contextual-spacing="false"/>
      <style:text-properties officeooo:paragraph-rsid="0046ed2d"/>
    </style:style>
    <style:style style:name="P65" style:family="paragraph" style:parent-style-name="Standard">
      <style:paragraph-properties fo:margin-top="0cm" fo:margin-bottom="0cm" loext:contextual-spacing="false"/>
      <style:text-properties officeooo:paragraph-rsid="0047db96"/>
    </style:style>
    <style:style style:name="P6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6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6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5690e"/>
    </style:style>
    <style:style style:name="P6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6ed2d"/>
    </style:style>
    <style:style style:name="P7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7db96"/>
    </style:style>
    <style:style style:name="P7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7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73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5690e"/>
    </style:style>
    <style:style style:name="P74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172a"/>
    </style:style>
    <style:style style:name="P75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ed2d"/>
    </style:style>
    <style:style style:name="P7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7db96"/>
    </style:style>
    <style:style style:name="P77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78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79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5690e"/>
    </style:style>
    <style:style style:name="P80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6ed2d"/>
    </style:style>
    <style:style style:name="P81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7db96"/>
    </style:style>
    <style:style style:name="P82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83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84" style:family="paragraph" style:parent-style-name="Standard">
      <style:paragraph-properties fo:margin-left="0.614cm" fo:margin-right="0cm" fo:text-indent="-0.614cm" style:auto-text-indent="false"/>
    </style:style>
    <style:style style:name="P85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86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87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88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89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90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5690e"/>
    </style:style>
    <style:style style:name="P91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6ed2d"/>
    </style:style>
    <style:style style:name="P92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7db96"/>
    </style:style>
    <style:style style:name="P93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172a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ed2d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db96"/>
    </style:style>
    <style:style style:name="P97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98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172a"/>
    </style:style>
    <style:style style:name="P99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ed2d"/>
    </style:style>
    <style:style style:name="P100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7db96"/>
    </style:style>
    <style:style style:name="P101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1"/>
    </style:style>
    <style:style style:name="P102" style:family="paragraph" style:parent-style-name="List_20_Paragraph" style:list-style-name="WWNum10">
      <style:text-properties fo:language="en" fo:country="GB" fo:font-weight="bold" style:font-weight-asian="bold"/>
    </style:style>
    <style:style style:name="P103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104" style:family="paragraph">
      <loext:graphic-properties draw:fill="solid" draw:fill-color="#e8a202"/>
      <style:paragraph-properties fo:text-align="start"/>
      <style:text-properties fo:font-size="18pt"/>
    </style:style>
    <style:style style:name="P105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000000" fo:language="sk" fo:country="SK" fo:font-weight="bold" officeooo:rsid="0046ed2d" style:font-weight-asian="bold" style:font-name-complex="Calibri1"/>
    </style:style>
    <style:style style:name="T6" style:family="text">
      <style:text-properties fo:color="#000000" fo:language="sk" fo:country="SK" fo:font-weight="bold" officeooo:rsid="00328946" style:font-weight-asian="bold" style:font-name-complex="Calibri1"/>
    </style:style>
    <style:style style:name="T7" style:family="text">
      <style:text-properties fo:color="#000000" fo:language="sk" fo:country="SK" fo:font-weight="bold" officeooo:rsid="0047db96" style:font-weight-asian="bold" style:font-name-complex="Calibri1"/>
    </style:style>
    <style:style style:name="T8" style:family="text">
      <style:text-properties fo:color="#000000" fo:language="sk" fo:country="SK" style:font-name-complex="Calibri1"/>
    </style:style>
    <style:style style:name="T9" style:family="text">
      <style:text-properties fo:color="#000000" fo:language="sk" fo:country="SK" officeooo:rsid="0046ed2d" style:font-name-complex="Calibri1"/>
    </style:style>
    <style:style style:name="T10" style:family="text">
      <style:text-properties fo:color="#000000" fo:language="sk" fo:country="SK" officeooo:rsid="00328946" style:font-name-complex="Calibri1"/>
    </style:style>
    <style:style style:name="T11" style:family="text">
      <style:text-properties fo:color="#000000" fo:language="sk" fo:country="SK" officeooo:rsid="0047db96" style:font-name-complex="Calibri1"/>
    </style:style>
    <style:style style:name="T12" style:family="text">
      <style:text-properties fo:color="#000000" fo:language="en" fo:country="GB" fo:font-weight="bold" officeooo:rsid="00328946" style:font-weight-asian="bold" style:font-name-complex="Calibri1"/>
    </style:style>
    <style:style style:name="T13" style:family="text">
      <style:text-properties fo:color="#000000" fo:language="en" fo:country="GB" officeooo:rsid="00328946" style:font-name-complex="Calibri1"/>
    </style:style>
    <style:style style:name="T14" style:family="text">
      <style:text-properties fo:color="#4472c4" fo:font-size="28pt" officeooo:rsid="002de6d4" style:font-size-asian="28pt" style:font-size-complex="28pt"/>
    </style:style>
    <style:style style:name="T15" style:family="text">
      <style:text-properties fo:color="#4472c4" fo:font-size="24pt" style:font-size-asian="24pt" style:font-size-complex="24pt"/>
    </style:style>
    <style:style style:name="T16" style:family="text">
      <style:text-properties fo:color="#4472c4" fo:font-size="24pt" officeooo:rsid="002de6d4" style:font-size-asian="24pt" style:font-size-complex="24pt"/>
    </style:style>
    <style:style style:name="T17" style:family="text">
      <style:text-properties fo:color="#4472c4" fo:font-size="18pt" style:font-size-asian="18pt" style:font-size-complex="18pt"/>
    </style:style>
    <style:style style:name="T18" style:family="text">
      <style:text-properties fo:color="#4472c4" fo:font-size="18pt" officeooo:rsid="002186af" style:font-size-asian="18pt" style:font-size-complex="18pt"/>
    </style:style>
    <style:style style:name="T19" style:family="text">
      <style:text-properties fo:color="#4472c4" fo:font-size="18pt" officeooo:rsid="0040d20c" style:font-size-asian="18pt" style:font-size-complex="18pt"/>
    </style:style>
    <style:style style:name="T20" style:family="text">
      <style:text-properties fo:color="#4472c4" fo:font-size="18pt" officeooo:rsid="00429a1b" style:font-size-asian="18pt" style:font-size-complex="18pt"/>
    </style:style>
    <style:style style:name="T21" style:family="text">
      <style:text-properties fo:color="#4472c4" fo:font-size="18pt" fo:language="en" fo:country="GB" style:font-size-asian="18pt" style:font-size-complex="18pt"/>
    </style:style>
    <style:style style:name="T22" style:family="text">
      <style:text-properties fo:color="#4472c4" fo:font-size="18pt" fo:language="en" fo:country="GB" officeooo:rsid="00429a1b" style:font-size-asian="18pt" style:font-size-complex="18pt"/>
    </style:style>
    <style:style style:name="T23" style:family="text">
      <style:text-properties fo:color="#4472c4" fo:font-size="18pt" fo:language="en" fo:country="GB" officeooo:rsid="004914fd" style:font-size-asian="18pt" style:font-size-complex="18pt"/>
    </style:style>
    <style:style style:name="T24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25" style:family="text">
      <style:text-properties fo:color="#4472c4" fo:font-size="16pt" fo:font-weight="bold" style:font-size-asian="16pt" style:font-weight-asian="bold" style:font-size-complex="16pt"/>
    </style:style>
    <style:style style:name="T26" style:family="text">
      <style:text-properties fo:language="en" fo:country="GB"/>
    </style:style>
    <style:style style:name="T27" style:family="text">
      <style:text-properties fo:language="en" fo:country="GB" style:font-name-complex="Calibri1"/>
    </style:style>
    <style:style style:name="T28" style:family="text">
      <style:text-properties fo:language="en" fo:country="GB" officeooo:rsid="00328946" style:font-name-complex="Calibri1"/>
    </style:style>
    <style:style style:name="T29" style:family="text">
      <style:text-properties fo:language="en" fo:country="GB" officeooo:rsid="00342db2" style:font-name-complex="Calibri1"/>
    </style:style>
    <style:style style:name="T30" style:family="text">
      <style:text-properties fo:language="en" fo:country="GB" officeooo:rsid="002fbcf7" style:font-name-complex="Calibri1"/>
    </style:style>
    <style:style style:name="T31" style:family="text">
      <style:text-properties fo:language="en" fo:country="GB" officeooo:rsid="003699ab" style:font-name-complex="Calibri1"/>
    </style:style>
    <style:style style:name="T32" style:family="text">
      <style:text-properties fo:language="en" fo:country="GB" officeooo:rsid="0046172a" style:font-name-complex="Calibri1"/>
    </style:style>
    <style:style style:name="T33" style:family="text">
      <style:text-properties fo:language="en" fo:country="GB" officeooo:rsid="0046ed2d" style:font-name-complex="Calibri1"/>
    </style:style>
    <style:style style:name="T34" style:family="text">
      <style:text-properties fo:language="en" fo:country="GB" officeooo:rsid="0047db96" style:font-name-complex="Calibri1"/>
    </style:style>
    <style:style style:name="T35" style:family="text">
      <style:text-properties fo:language="en" fo:country="GB" fo:font-weight="bold" style:font-weight-asian="bold"/>
    </style:style>
    <style:style style:name="T36" style:family="text">
      <style:text-properties fo:language="en" fo:country="GB" fo:font-weight="bold" style:font-weight-asian="bold" style:font-name-complex="Calibri1"/>
    </style:style>
    <style:style style:name="T37" style:family="text">
      <style:text-properties fo:language="en" fo:country="GB" fo:font-weight="bold" officeooo:rsid="00328946" style:font-weight-asian="bold" style:font-name-complex="Calibri1"/>
    </style:style>
    <style:style style:name="T38" style:family="text">
      <style:text-properties fo:language="en" fo:country="GB" fo:font-weight="bold" officeooo:rsid="00342db2" style:font-weight-asian="bold" style:font-name-complex="Calibri1"/>
    </style:style>
    <style:style style:name="T39" style:family="text">
      <style:text-properties fo:language="en" fo:country="GB" fo:font-weight="bold" officeooo:rsid="002fbcf7" style:font-weight-asian="bold" style:font-name-complex="Calibri1"/>
    </style:style>
    <style:style style:name="T40" style:family="text">
      <style:text-properties fo:language="en" fo:country="GB" fo:font-weight="bold" officeooo:rsid="003699ab" style:font-weight-asian="bold" style:font-name-complex="Calibri1"/>
    </style:style>
    <style:style style:name="T41" style:family="text">
      <style:text-properties fo:language="en" fo:country="GB" fo:font-weight="bold" officeooo:rsid="0046172a" style:font-weight-asian="bold" style:font-name-complex="Calibri1"/>
    </style:style>
    <style:style style:name="T42" style:family="text">
      <style:text-properties fo:language="en" fo:country="GB" fo:font-weight="bold" officeooo:rsid="0046ed2d" style:font-weight-asian="bold" style:font-name-complex="Calibri1"/>
    </style:style>
    <style:style style:name="T43" style:family="text">
      <style:text-properties fo:language="en" fo:country="GB" fo:font-weight="bold" officeooo:rsid="0047db96" style:font-weight-asian="bold" style:font-name-complex="Calibri1"/>
    </style:style>
    <style:style style:name="T44" style:family="text">
      <style:text-properties fo:language="en" fo:country="GB" fo:font-weight="bold" officeooo:rsid="00237c9b" style:font-weight-asian="bold"/>
    </style:style>
    <style:style style:name="T45" style:family="text">
      <style:text-properties fo:language="en" fo:country="GB" fo:font-weight="bold" officeooo:rsid="002fbcf7" style:font-weight-asian="bold"/>
    </style:style>
    <style:style style:name="T46" style:family="text">
      <style:text-properties fo:language="en" fo:country="GB" fo:font-weight="bold" style:font-weight-asian="bold" style:font-weight-complex="bold"/>
    </style:style>
    <style:style style:name="T47" style:family="text">
      <style:text-properties fo:language="en" fo:country="GB" fo:font-weight="bold" officeooo:rsid="002fbcf7" style:font-weight-asian="bold" style:font-weight-complex="bold"/>
    </style:style>
    <style:style style:name="T48" style:family="text">
      <style:text-properties fo:language="en" fo:country="GB" fo:font-style="italic" style:font-style-asian="italic"/>
    </style:style>
    <style:style style:name="T49" style:family="text">
      <style:text-properties fo:language="en" fo:country="GB" fo:font-style="italic" style:font-style-asian="italic" style:font-name-complex="Calibri1"/>
    </style:style>
    <style:style style:name="T50" style:family="text">
      <style:text-properties fo:language="en" fo:country="GB" fo:font-style="italic" fo:font-weight="bold" style:font-style-asian="italic" style:font-weight-asian="bold"/>
    </style:style>
    <style:style style:name="T51" style:family="text">
      <style:text-properties fo:language="en" fo:country="GB" fo:font-style="italic" fo:font-weight="bold" style:font-style-asian="italic" style:font-weight-asian="bold" style:font-weight-complex="bold"/>
    </style:style>
    <style:style style:name="T52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53" style:family="text">
      <style:text-properties fo:language="en" fo:country="GB" officeooo:rsid="002fbcf7"/>
    </style:style>
    <style:style style:name="T54" style:family="text">
      <style:text-properties fo:color="#c00000" style:font-name="Consolas" fo:language="en" fo:country="GB"/>
    </style:style>
    <style:style style:name="T55" style:family="text">
      <style:text-properties fo:color="#c00000" style:font-name="Consolas" fo:language="en" fo:country="GB" officeooo:rsid="0030a918"/>
    </style:style>
    <style:style style:name="T56" style:family="text">
      <style:text-properties fo:color="#c00000" style:font-name="Consolas" fo:language="en" fo:country="GB" officeooo:rsid="00328946"/>
    </style:style>
    <style:style style:name="T57" style:family="text">
      <style:text-properties fo:color="#c00000" style:font-name="Consolas" fo:language="en" fo:country="GB" officeooo:rsid="00342db2"/>
    </style:style>
    <style:style style:name="T58" style:family="text">
      <style:text-properties fo:color="#c00000" style:font-name="Consolas" fo:language="en" fo:country="GB" officeooo:rsid="003699ab"/>
    </style:style>
    <style:style style:name="T59" style:family="text">
      <style:text-properties fo:color="#c00000" style:font-name="Consolas" fo:language="en" fo:country="GB" officeooo:rsid="0045690e"/>
    </style:style>
    <style:style style:name="T60" style:family="text">
      <style:text-properties fo:color="#c00000" style:font-name="Consolas" fo:language="en" fo:country="GB" officeooo:rsid="0046172a"/>
    </style:style>
    <style:style style:name="T61" style:family="text">
      <style:text-properties fo:color="#c00000" style:font-name="Consolas" fo:language="en" fo:country="GB" officeooo:rsid="0047db96"/>
    </style:style>
    <style:style style:name="T62" style:family="text">
      <style:text-properties fo:color="#c00000" style:font-name="Consolas" fo:language="sk" fo:country="SK" officeooo:rsid="0030a918"/>
    </style:style>
    <style:style style:name="T63" style:family="text">
      <style:text-properties fo:color="#c00000" style:font-name="Consolas" fo:language="sk" fo:country="SK" officeooo:rsid="00328946"/>
    </style:style>
    <style:style style:name="T64" style:family="text">
      <style:text-properties fo:color="#c00000" style:font-name="Consolas" fo:language="sk" fo:country="SK" officeooo:rsid="0045690e"/>
    </style:style>
    <style:style style:name="T65" style:family="text">
      <style:text-properties fo:color="#c00000" style:font-name="Consolas" fo:language="sk" fo:country="SK" officeooo:rsid="0046ed2d"/>
    </style:style>
    <style:style style:name="T66" style:family="text">
      <style:text-properties fo:color="#c00000" style:font-name="Consolas" fo:language="sk" fo:country="SK" officeooo:rsid="0047db96"/>
    </style:style>
    <style:style style:name="T67" style:family="text">
      <style:text-properties style:font-name-complex="Calibri1"/>
    </style:style>
    <style:style style:name="T68" style:family="text">
      <style:text-properties officeooo:rsid="002fbcf7" style:font-name-complex="Calibri1"/>
    </style:style>
    <style:style style:name="T69" style:family="text">
      <style:text-properties officeooo:rsid="0046ed2d" style:font-name-complex="Calibri1"/>
    </style:style>
    <style:style style:name="T70" style:family="text">
      <style:text-properties officeooo:rsid="0047db96" style:font-name-complex="Calibri1"/>
    </style:style>
    <style:style style:name="T71" style:family="text">
      <style:text-properties style:font-name="Consolas"/>
    </style:style>
    <style:style style:name="T72" style:family="text">
      <style:text-properties style:font-name="Consolas" fo:language="en" fo:country="GB"/>
    </style:style>
    <style:style style:name="T73" style:family="text">
      <style:text-properties style:font-name="Consolas" fo:language="en" fo:country="GB" officeooo:rsid="00328946"/>
    </style:style>
    <style:style style:name="T74" style:family="text">
      <style:text-properties style:font-name="Consolas" fo:language="en" fo:country="GB" officeooo:rsid="00342db2"/>
    </style:style>
    <style:style style:name="T75" style:family="text">
      <style:text-properties style:font-name="Consolas" fo:language="en" fo:country="GB" officeooo:rsid="003699ab"/>
    </style:style>
    <style:style style:name="T76" style:family="text">
      <style:text-properties style:font-name="Consolas" fo:language="en" fo:country="GB" officeooo:rsid="00387694"/>
    </style:style>
    <style:style style:name="T77" style:family="text">
      <style:text-properties style:font-name="Consolas" fo:language="en" fo:country="GB" officeooo:rsid="0045690e"/>
    </style:style>
    <style:style style:name="T78" style:family="text">
      <style:text-properties style:font-name="Consolas" fo:language="en" fo:country="GB" officeooo:rsid="0046172a"/>
    </style:style>
    <style:style style:name="T79" style:family="text">
      <style:text-properties style:font-name="Consolas" fo:language="en" fo:country="GB" officeooo:rsid="0047db96"/>
    </style:style>
    <style:style style:name="T80" style:family="text">
      <style:text-properties style:font-name="Consolas" fo:language="sk" fo:country="SK" officeooo:rsid="002fbcf7"/>
    </style:style>
    <style:style style:name="T81" style:family="text">
      <style:text-properties style:font-name="Consolas" fo:language="sk" fo:country="SK" officeooo:rsid="0030a918"/>
    </style:style>
    <style:style style:name="T82" style:family="text">
      <style:text-properties style:font-name="Consolas" fo:language="sk" fo:country="SK" officeooo:rsid="00328946"/>
    </style:style>
    <style:style style:name="T83" style:family="text">
      <style:text-properties style:font-name="Consolas" fo:language="sk" fo:country="SK" officeooo:rsid="00434848"/>
    </style:style>
    <style:style style:name="T84" style:family="text">
      <style:text-properties style:font-name="Consolas" fo:language="sk" fo:country="SK" officeooo:rsid="0045690e"/>
    </style:style>
    <style:style style:name="T85" style:family="text">
      <style:text-properties style:font-name="Consolas" fo:language="sk" fo:country="SK" officeooo:rsid="0046ed2d"/>
    </style:style>
    <style:style style:name="T86" style:family="text">
      <style:text-properties style:font-name="Consolas" fo:language="sk" fo:country="SK" officeooo:rsid="0047db96"/>
    </style:style>
    <style:style style:name="T87" style:family="text">
      <style:text-properties fo:color="#ed7d31" fo:language="en" fo:country="GB" fo:font-style="italic" style:font-style-asian="italic" style:font-name-complex="Calibri1"/>
    </style:style>
    <style:style style:name="T88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89" style:family="text">
      <style:text-properties fo:color="#ed7d31" fo:language="en" fo:country="GB" fo:font-style="italic" fo:font-weight="normal" officeooo:rsid="0046172a" style:font-style-asian="italic" style:font-weight-asian="normal" style:font-name-complex="Calibri1" style:font-weight-complex="normal"/>
    </style:style>
    <style:style style:name="T90" style:family="text">
      <style:text-properties fo:color="#ed7d31" fo:language="en" fo:country="GB" fo:font-weight="bold" style:font-weight-asian="bold" style:font-name-complex="Calibri1"/>
    </style:style>
    <style:style style:name="T91" style:family="text">
      <style:text-properties fo:color="#ed7d31" fo:language="en" fo:country="GB" fo:font-weight="bold" officeooo:rsid="00328946" style:font-weight-asian="bold" style:font-name-complex="Calibri1"/>
    </style:style>
    <style:style style:name="T92" style:family="text">
      <style:text-properties fo:color="#ed7d31" fo:language="en" fo:country="GB" fo:font-weight="bold" officeooo:rsid="002fbcf7" style:font-weight-asian="bold" style:font-name-complex="Calibri1"/>
    </style:style>
    <style:style style:name="T93" style:family="text">
      <style:text-properties fo:color="#ed7d31" fo:language="en" fo:country="GB" fo:font-weight="bold" officeooo:rsid="0046ed2d" style:font-weight-asian="bold" style:font-name-complex="Calibri1"/>
    </style:style>
    <style:style style:name="T94" style:family="text">
      <style:text-properties fo:color="#ed7d31" fo:language="en" fo:country="GB" style:font-name-complex="Calibri1"/>
    </style:style>
    <style:style style:name="T95" style:family="text">
      <style:text-properties fo:color="#ed7d31" fo:language="sk" fo:country="SK" fo:font-style="italic" fo:font-weight="normal" style:font-style-asian="italic" style:font-weight-asian="normal" style:font-name-complex="Calibri1" style:font-weight-complex="normal"/>
    </style:style>
    <style:style style:name="T96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97" style:family="text">
      <style:text-properties fo:color="#ed7d31" fo:language="sk" fo:country="SK" fo:font-style="italic" fo:font-weight="normal" officeooo:rsid="0046ed2d" style:font-style-asian="italic" style:font-weight-asian="normal" style:font-name-complex="Calibri1" style:font-weight-complex="normal"/>
    </style:style>
    <style:style style:name="T98" style:family="text">
      <style:text-properties fo:color="#00b0f0" fo:language="en" fo:country="GB" fo:font-weight="bold" style:font-weight-asian="bold" style:font-name-complex="Calibri1"/>
    </style:style>
    <style:style style:name="T99" style:family="text">
      <style:text-properties fo:color="#92d050" style:font-name-complex="Calibri1"/>
    </style:style>
    <style:style style:name="T100" style:family="text">
      <style:text-properties fo:color="#92d050" style:font-name="Consolas" fo:language="en" fo:country="GB" officeooo:rsid="00328946"/>
    </style:style>
    <style:style style:name="T101" style:family="text">
      <style:text-properties fo:color="#92d050" style:font-name="Consolas" fo:language="en" fo:country="GB" officeooo:rsid="00332b48"/>
    </style:style>
    <style:style style:name="T102" style:family="text">
      <style:text-properties fo:color="#0070c0" style:font-name="Consolas" fo:language="en" fo:country="GB" fo:font-style="italic" style:font-style-asian="italic"/>
    </style:style>
    <style:style style:name="T103" style:family="text">
      <style:text-properties fo:color="#0070c0" fo:font-size="14pt" fo:language="en" fo:country="GB" style:font-size-asian="14pt" style:font-size-complex="14pt"/>
    </style:style>
    <style:style style:name="T104" style:family="text">
      <style:text-properties fo:color="#0070c0" fo:font-size="14pt" fo:language="en" fo:country="GB" officeooo:rsid="002fbcf7" style:font-size-asian="14pt" style:font-size-complex="14pt"/>
    </style:style>
    <style:style style:name="T105" style:family="text">
      <style:text-properties fo:color="#0070c0" fo:font-size="14pt" fo:language="en" fo:country="GB" officeooo:rsid="0044bca7" style:font-size-asian="14pt" style:font-size-complex="14pt"/>
    </style:style>
    <style:style style:name="T106" style:family="text">
      <style:text-properties fo:color="#0070c0" fo:font-size="14pt" fo:language="en" fo:country="GB" officeooo:rsid="0047db96" style:font-size-asian="14pt" style:font-size-complex="14pt"/>
    </style:style>
    <style:style style:name="T107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108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109" style:family="text">
      <style:text-properties fo:color="#0070c0" fo:font-size="14pt" fo:language="en" fo:country="GB" fo:font-weight="bold" officeooo:rsid="0044bca7" style:font-size-asian="14pt" style:font-weight-asian="bold" style:font-size-complex="14pt"/>
    </style:style>
    <style:style style:name="T110" style:family="text">
      <style:text-properties fo:color="#0070c0" fo:font-size="14pt" style:font-size-asian="14pt" style:font-size-complex="14pt"/>
    </style:style>
    <style:style style:name="T111" style:family="text">
      <style:text-properties fo:color="#0070c0" fo:font-size="14pt" officeooo:rsid="002fbcf7" style:font-size-asian="14pt" style:font-size-complex="14pt"/>
    </style:style>
    <style:style style:name="T112" style:family="text">
      <style:text-properties fo:color="#0070c0" fo:font-size="14pt" officeooo:rsid="0045690e" style:font-size-asian="14pt" style:font-size-complex="14pt"/>
    </style:style>
    <style:style style:name="T113" style:family="text">
      <style:text-properties fo:color="#0070c0" fo:font-size="14pt" officeooo:rsid="0046ed2d" style:font-size-asian="14pt" style:font-size-complex="14pt"/>
    </style:style>
    <style:style style:name="T114" style:family="text">
      <style:text-properties fo:color="#0070c0" fo:font-size="14pt" fo:language="sk" fo:country="SK" officeooo:rsid="002fbcf7" style:font-size-asian="14pt" style:font-size-complex="14pt"/>
    </style:style>
    <style:style style:name="T115" style:family="text">
      <style:text-properties fo:color="#0070c0" fo:font-size="14pt" fo:language="sk" fo:country="SK" officeooo:rsid="0044bca7" style:font-size-asian="14pt" style:font-size-complex="14pt"/>
    </style:style>
    <style:style style:name="T116" style:family="text">
      <style:text-properties fo:color="#0070c0" fo:font-size="14pt" fo:language="sk" fo:country="SK" officeooo:rsid="0045690e" style:font-size-asian="14pt" style:font-size-complex="14pt"/>
    </style:style>
    <style:style style:name="T117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118" style:family="text">
      <style:text-properties fo:color="#0070c0" fo:font-size="14pt" fo:language="sk" fo:country="SK" fo:font-weight="bold" officeooo:rsid="0045690e" style:font-size-asian="14pt" style:font-weight-asian="bold" style:font-size-complex="14pt"/>
    </style:style>
    <style:style style:name="T119" style:family="text">
      <style:text-properties fo:color="#538135" style:font-name="Consolas"/>
    </style:style>
    <style:style style:name="T120" style:family="text">
      <style:text-properties fo:color="#538135" style:font-name="Consolas" fo:language="en" fo:country="GB"/>
    </style:style>
    <style:style style:name="T121" style:family="text">
      <style:text-properties fo:color="#538135" fo:language="en" fo:country="GB" style:font-name-complex="Calibri1"/>
    </style:style>
    <style:style style:name="T122" style:family="text">
      <style:text-properties fo:color="#538135" style:font-name-complex="Calibri1"/>
    </style:style>
    <style:style style:name="T123" style:family="text">
      <style:text-properties fo:font-style="italic" style:font-style-asian="italic"/>
    </style:style>
    <style:style style:name="T124" style:family="text">
      <style:text-properties fo:font-style="italic" fo:font-weight="bold" style:font-style-asian="italic" style:font-weight-asian="bold"/>
    </style:style>
    <style:style style:name="T125" style:family="text">
      <style:text-properties fo:font-weight="bold" style:font-weight-asian="bold"/>
    </style:style>
    <style:style style:name="T126" style:family="text">
      <style:text-properties fo:font-weight="bold" officeooo:rsid="003d60ec" style:font-weight-asian="bold"/>
    </style:style>
    <style:style style:name="T127" style:family="text">
      <style:text-properties fo:language="sk" fo:country="SK" style:font-name-complex="Calibri1"/>
    </style:style>
    <style:style style:name="T128" style:family="text">
      <style:text-properties fo:language="sk" fo:country="SK" officeooo:rsid="00328946" style:font-name-complex="Calibri1"/>
    </style:style>
    <style:style style:name="T129" style:family="text">
      <style:text-properties fo:language="sk" fo:country="SK" officeooo:rsid="003699ab" style:font-name-complex="Calibri1"/>
    </style:style>
    <style:style style:name="T130" style:family="text">
      <style:text-properties fo:language="sk" fo:country="SK" officeooo:rsid="0046172a" style:font-name-complex="Calibri1"/>
    </style:style>
    <style:style style:name="T131" style:family="text">
      <style:text-properties fo:language="sk" fo:country="SK" officeooo:rsid="0046ed2d" style:font-name-complex="Calibri1"/>
    </style:style>
    <style:style style:name="T132" style:family="text">
      <style:text-properties fo:language="sk" fo:country="SK" officeooo:rsid="0047db96" style:font-name-complex="Calibri1"/>
    </style:style>
    <style:style style:name="T133" style:family="text">
      <style:text-properties fo:language="sk" fo:country="SK" fo:font-weight="bold" style:font-weight-asian="bold" style:font-name-complex="Calibri1"/>
    </style:style>
    <style:style style:name="T134" style:family="text">
      <style:text-properties fo:language="sk" fo:country="SK" fo:font-weight="bold" officeooo:rsid="002fbcf7" style:font-weight-asian="bold" style:font-name-complex="Calibri1"/>
    </style:style>
    <style:style style:name="T135" style:family="text">
      <style:text-properties fo:language="sk" fo:country="SK" fo:font-weight="bold" officeooo:rsid="00328946" style:font-weight-asian="bold" style:font-name-complex="Calibri1"/>
    </style:style>
    <style:style style:name="T136" style:family="text">
      <style:text-properties fo:language="sk" fo:country="SK" fo:font-weight="bold" officeooo:rsid="00434848" style:font-weight-asian="bold" style:font-name-complex="Calibri1"/>
    </style:style>
    <style:style style:name="T137" style:family="text">
      <style:text-properties fo:language="sk" fo:country="SK" fo:font-weight="bold" officeooo:rsid="0045690e" style:font-weight-asian="bold" style:font-name-complex="Calibri1"/>
    </style:style>
    <style:style style:name="T138" style:family="text">
      <style:text-properties fo:language="sk" fo:country="SK" fo:font-weight="bold" officeooo:rsid="0046ed2d" style:font-weight-asian="bold" style:font-name-complex="Calibri1"/>
    </style:style>
    <style:style style:name="T139" style:family="text">
      <style:text-properties fo:language="sk" fo:country="SK" fo:font-weight="bold" officeooo:rsid="0047db96" style:font-weight-asian="bold" style:font-name-complex="Calibri1"/>
    </style:style>
    <style:style style:name="T140" style:family="text">
      <style:text-properties fo:language="sk" fo:country="SK" fo:font-weight="bold" officeooo:rsid="00237c9b" style:font-weight-asian="bold"/>
    </style:style>
    <style:style style:name="T141" style:family="text">
      <style:text-properties fo:language="sk" fo:country="SK" officeooo:rsid="002de6d4"/>
    </style:style>
    <style:style style:name="T142" style:family="text">
      <style:text-properties fo:language="sk" fo:country="SK" officeooo:rsid="003d60ec"/>
    </style:style>
    <style:style style:name="T143" style:family="text">
      <style:text-properties fo:language="sk" fo:country="SK" officeooo:rsid="003e9418"/>
    </style:style>
    <style:style style:name="T144" style:family="text">
      <style:text-properties officeooo:rsid="002fbcf7"/>
    </style:style>
    <style:style style:name="T145" style:family="text">
      <style:text-properties fo:font-size="16pt" fo:language="sk" fo:country="SK" fo:font-weight="bold" officeooo:rsid="003d60ec" style:font-size-asian="16pt" style:font-weight-asian="bold" style:font-size-complex="16pt"/>
    </style:style>
    <style:style style:name="T146" style:family="text">
      <style:text-properties fo:font-size="16pt" fo:language="en" fo:country="GB" fo:font-weight="bold" style:font-size-asian="16pt" style:font-weight-asian="bold" style:font-size-complex="16pt"/>
    </style:style>
    <style:style style:name="T147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P10"><text:span text:style-name="T14">osTicket</text:span><text:span text:style-name="T15"><text:line-break/>popis API rozhrania </text:span><text:span text:style-name="T16">pre generovanie formulárov</text:span></text:p>
      <text:p text:style-name="P3"/>
      <text:p text:style-name="P10"><text:span text:style-name="T17">ver. </text:span><text:span text:style-name="T19">1</text:span><text:span text:style-name="T17">.</text:span><text:span text:style-name="T23">4</text:span><text:span text:style-name="T17">.</text:span><text:span text:style-name="T18">0</text:span></text:p>
      <text:p text:style-name="P4"/>
      <text:p text:style-name="P4"/>
      <text:p text:style-name="Standard"><text:span text:style-name="T17">Vysvetlivky</text:span><text:span text:style-name="T21">:</text:span></text:p>
      <text:p text:style-name="Standard"><text:span text:style-name="T54">&lt;nazov_premennej&gt; </text:span><text:span text:style-name="T27">- označenie premenn</text:span><text:span text:style-name="T67">ej</text:span><text:span text:style-name="T71"><text:line-break/></text:span><text:span text:style-name="T87">typ</text:span><text:span text:style-name="T54"> </text:span><text:span text:style-name="T27">- označenie dátového typu<text:line-break/></text:span><text:span text:style-name="T98">hodnota </text:span><text:span text:style-name="T27">– dostupn</text:span><text:span text:style-name="T67">á hodnota<text:line-break/></text:span><text:span text:style-name="T99">[] </text:span><text:span text:style-name="T27">– volite</text:span><text:span text:style-name="T67">ľná hodnota</text:span></text:p>
      <text:p text:style-name="P11"/>
      <text:p text:style-name="P11"/>
      <text:p text:style-name="P4">Popis API rozhrania</text:p>
      <text:p text:style-name="Standard">Klient <text:span text:style-name="T26">(aplik</text:span>ácia<text:span text:style-name="T26">) kontaktuje server (api.</text:span><text:span text:style-name="T141">xxxxxx</text:span><text:span text:style-name="T26">.</text:span><text:span text:style-name="T141">com</text:span><text:span text:style-name="T26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26">(štandardne 1800 sek</text:span>únd<text:span text:style-name="T26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26"> a všetky prenášané dáta sú jSON objekty. Pre potreby tejto dokumentácie je štandardný pár </text:span><text:span text:style-name="T102">name:value </text:span><text:soft-page-break/><text:span text:style-name="T27">popisovan</text:span><text:span text:style-name="T67">ý ako key:value. Z interných dôvodov sú všetky kľúče </text:span><text:span text:style-name="T27">(key</text:span><text:span text:style-name="T67">s) v komunikácii klient </text:span><text:span text:style-name="T27">&gt; server</text:span><text:span text:style-name="T67"> nahrádzané znakmi abecey podľa tabuľky nižšie</text:span><text:span text:style-name="T27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37">originálny kľúč</text:p>
          </table:table-cell>
          <table:table-cell table:style-name="Tabuľka1.A1" office:value-type="string">
            <text:p text:style-name="P35">nahradený kľúč</text:p>
          </table:table-cell>
        </table:table-row>
        <table:table-row table:style-name="Tabuľka1.1">
          <table:table-cell table:style-name="Tabuľka1.A2" office:value-type="string">
            <text:p text:style-name="P38">request</text:p>
          </table:table-cell>
          <table:table-cell table:style-name="Tabuľka1.A2" office:value-type="string">
            <text:p text:style-name="P34">a</text:p>
          </table:table-cell>
        </table:table-row>
        <table:table-row table:style-name="Tabuľka1.1">
          <table:table-cell table:style-name="Tabuľka1.A1" office:value-type="string">
            <text:p text:style-name="P38">application id</text:p>
          </table:table-cell>
          <table:table-cell table:style-name="Tabuľka1.A1" office:value-type="string">
            <text:p text:style-name="P34">b</text:p>
          </table:table-cell>
        </table:table-row>
        <table:table-row table:style-name="Tabuľka1.1">
          <table:table-cell table:style-name="Tabuľka1.A1" office:value-type="string">
            <text:p text:style-name="P38">public_key</text:p>
          </table:table-cell>
          <table:table-cell table:style-name="Tabuľka1.A1" office:value-type="string">
            <text:p text:style-name="P34">c</text:p>
          </table:table-cell>
        </table:table-row>
        <table:table-row table:style-name="Tabuľka1.1">
          <table:table-cell table:style-name="Tabuľka1.A1" office:value-type="string">
            <text:p text:style-name="P38">hash</text:p>
          </table:table-cell>
          <table:table-cell table:style-name="Tabuľka1.A1" office:value-type="string">
            <text:p text:style-name="P34">d</text:p>
          </table:table-cell>
        </table:table-row>
        <table:table-row table:style-name="Tabuľka1.1">
          <table:table-cell table:style-name="Tabuľka1.A1" office:value-type="string">
            <text:p text:style-name="P39">access_id</text:p>
          </table:table-cell>
          <table:table-cell table:style-name="Tabuľka1.A1" office:value-type="string">
            <text:p text:style-name="P34">e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f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g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h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i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j</text:p>
          </table:table-cell>
        </table:table-row>
        <table:table-row table:style-name="Tabuľka1.1">
          <table:table-cell table:style-name="Tabuľka1.A1" office:value-type="string">
            <text:p text:style-name="P42">-rezervované-</text:p>
          </table:table-cell>
          <table:table-cell table:style-name="Tabuľka1.A1" office:value-type="string">
            <text:p text:style-name="P34">k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l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m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n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o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p</text:p>
          </table:table-cell>
        </table:table-row>
        <table:table-row table:style-name="Tabuľka1.1">
          <table:table-cell table:style-name="Tabuľka1.A1" office:value-type="string">
            <text:p text:style-name="P41">-rezervované-</text:p>
          </table:table-cell>
          <table:table-cell table:style-name="Tabuľka1.A1" office:value-type="string">
            <text:p text:style-name="P34">q</text:p>
          </table:table-cell>
        </table:table-row>
        <table:table-row table:style-name="Tabuľka1.1">
          <table:table-cell table:style-name="Tabuľka1.A1" office:value-type="string">
            <text:p text:style-name="P40">pramaeter 1</text:p>
          </table:table-cell>
          <table:table-cell table:style-name="Tabuľka1.A1" office:value-type="string">
            <text:p text:style-name="P34">r</text:p>
          </table:table-cell>
        </table:table-row>
        <table:table-row table:style-name="Tabuľka1.1">
          <table:table-cell table:style-name="Tabuľka1.A1" office:value-type="string">
            <text:p text:style-name="P40">pramaeter 2</text:p>
          </table:table-cell>
          <table:table-cell table:style-name="Tabuľka1.A1" office:value-type="string">
            <text:p text:style-name="P34">s</text:p>
          </table:table-cell>
        </table:table-row>
        <table:table-row table:style-name="Tabuľka1.1">
          <table:table-cell table:style-name="Tabuľka1.A1" office:value-type="string">
            <text:p text:style-name="P40">pramaeter 3</text:p>
          </table:table-cell>
          <table:table-cell table:style-name="Tabuľka1.A1" office:value-type="string">
            <text:p text:style-name="P34">t</text:p>
          </table:table-cell>
        </table:table-row>
        <table:table-row table:style-name="Tabuľka1.1">
          <table:table-cell table:style-name="Tabuľka1.A1" office:value-type="string">
            <text:p text:style-name="P40">pramaeter 4</text:p>
          </table:table-cell>
          <table:table-cell table:style-name="Tabuľka1.A1" office:value-type="string">
            <text:p text:style-name="P34">u</text:p>
          </table:table-cell>
        </table:table-row>
        <table:table-row table:style-name="Tabuľka1.1">
          <table:table-cell table:style-name="Tabuľka1.A1" office:value-type="string">
            <text:p text:style-name="P40">pramaeter 5</text:p>
          </table:table-cell>
          <table:table-cell table:style-name="Tabuľka1.A1" office:value-type="string">
            <text:p text:style-name="P34">v</text:p>
          </table:table-cell>
        </table:table-row>
        <table:table-row table:style-name="Tabuľka1.1">
          <table:table-cell table:style-name="Tabuľka1.A1" office:value-type="string">
            <text:p text:style-name="P40">pramaeter 6</text:p>
          </table:table-cell>
          <table:table-cell table:style-name="Tabuľka1.A1" office:value-type="string">
            <text:p text:style-name="P34">w</text:p>
          </table:table-cell>
        </table:table-row>
        <table:table-row table:style-name="Tabuľka1.1">
          <table:table-cell table:style-name="Tabuľka1.A1" office:value-type="string">
            <text:p text:style-name="P40">pramaeter 7</text:p>
          </table:table-cell>
          <table:table-cell table:style-name="Tabuľka1.A1" office:value-type="string">
            <text:p text:style-name="P34">x</text:p>
          </table:table-cell>
        </table:table-row>
        <table:table-row table:style-name="Tabuľka1.1">
          <table:table-cell table:style-name="Tabuľka1.A1" office:value-type="string">
            <text:p text:style-name="P40">pramaeter 8</text:p>
          </table:table-cell>
          <table:table-cell table:style-name="Tabuľka1.A1" office:value-type="string">
            <text:p text:style-name="P34">y</text:p>
          </table:table-cell>
        </table:table-row>
        <table:table-row table:style-name="Tabuľka1.1">
          <table:table-cell table:style-name="Tabuľka1.A1" office:value-type="string">
            <text:p text:style-name="P40">pramaeter 5</text:p>
          </table:table-cell>
          <table:table-cell table:style-name="Tabuľka1.A1" office:value-type="string">
            <text:p text:style-name="P34">z</text:p>
          </table:table-cell>
        </table:table-row>
      </table:table>
      <text:p text:style-name="P13"/>
      <text:p text:style-name="P13"/>
      <text:p text:style-name="Standard">Klient kontaktuje server na url adrese https<text:span text:style-name="T26">://api.</text:span><text:span text:style-name="T53">xxxxx</text:span><text:span text:style-name="T26">.</text:span><text:span text:style-name="T53">com</text:span><text:span text:style-name="T26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26">:</text:span></text:p>
      <text:list xml:id="list3827455976" text:style-name="WWNum10">
        <text:list-item>
          <text:p text:style-name="P102">https://api.<text:span text:style-name="T144">xxxxxx</text:span>.<text:span text:style-name="T144">com</text:span>/hi</text:p>
        </text:list-item>
        <text:list-item>
          <text:p text:style-name="P103">https://api.<text:span text:style-name="T144">xxxxxx</text:span>.<text:span text:style-name="T144">com</text:span>/process</text:p>
        </text:list-item>
      </text:list>
      <text:p text:style-name="P22"/>
      <text:p text:style-name="P15"><text:span text:style-name="T26">URL adresa: </text:span><text:span text:style-name="T35">https://api.</text:span><text:span text:style-name="T45">xxxxxx</text:span><text:span text:style-name="T35">.</text:span><text:span text:style-name="T45">com</text:span><text:span text:style-name="T35">/hi </text:span><text:span text:style-name="T26">sl</text:span>úži výhradne na autorizáciu a vyžiadanie access ID zo servera pre ďalšiu komunikáciu so serverom</text:p>
      <text:p text:style-name="P15"><text:span text:style-name="T26">URL adresa: </text:span><text:span text:style-name="T35">https://api.</text:span><text:span text:style-name="T140">v</text:span><text:span text:style-name="T45">xxxxxx</text:span><text:span text:style-name="T44">.</text:span><text:span text:style-name="T45">com</text:span><text:span text:style-name="T35">/process </text:span><text:span text:style-name="T26">sl</text:span>úži na zasielanie požiadaviek na server</text:p>
      <text:p text:style-name="Standard"/>
      <text:p text:style-name="P15"><text:soft-page-break/><text:span text:style-name="T26">Príklad komunikácie:<text:line-break/>Nasledovný jSON objekt je zaslaný na URL adresu </text:span><text:span text:style-name="T46">https://api.</text:span><text:span text:style-name="T47">xxxxxx</text:span><text:span text:style-name="T46">.</text:span><text:span text:style-name="T47">com</text:span><text:span text:style-name="T46">/hi</text:span></text:p>
      <text:p text:style-name="P24">{</text:p>
      <text:p text:style-name="P24"><text:s text:c="4"/>"b":9152977138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4"/>
      <text:p text:style-name="P15"><text:span text:style-name="T48">Popis:<text:line-break/>klient s application ID (</text:span><text:span text:style-name="T49">"b":9152977138</text:span><text:span text:style-name="T48">) posiela na server po</text:span><text:span text:style-name="T123">žiadavku formátovanú ako jSON object cez POST request na URL adresu </text:span><text:span text:style-name="T124">https</text:span><text:span text:style-name="T50">://api.</text:span><text:span text:style-name="T52">xxxxxx</text:span><text:span text:style-name="T51">.</text:span><text:span text:style-name="T52">com</text:span><text:span text:style-name="T50">/hi<text:line-break/>"c":"123456789012345678901234567890AB"</text:span><text:span text:style-name="T48"> je public key, ktor</text:span><text:span text:style-name="T123">ý klient vygeneroval a </text:span><text:span text:style-name="T124">"d":"cb6415e7d4c2651fade2284591d7f2cbdd8289c7716346906fe3bdf162842ca2" </text:span><text:span text:style-name="T123">je sha256 hash, ktorý je vypočítaný nasledovne</text:span><text:span text:style-name="T48">: </text:span></text:p>
      <text:p text:style-name="P10"><text:span text:style-name="T120">hash('sha256',priv</text:span><text:span text:style-name="T119">átny kľúč + application ID + verejný kľúč</text:span><text:span text:style-name="T120">)</text:span></text:p>
      <text:p text:style-name="P12">Server vráti odpoveď vo formáte jSON:</text:p>
      <text:p text:style-name="P24">{</text:p>
      <text:p text:style-name="P24"><text:s text:c="4"/>"app_id": "9152977138",</text:p>
      <text:p text:style-name="P24"><text:s text:c="4"/>"result": 1,</text:p>
      <text:p text:style-name="P24"><text:s text:c="4"/>"result_text": "communication accepted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Standard"><text:span text:style-name="T48">Popis:<text:line-break/>server akceptoval komunik</text:span><text:span text:style-name="T123">áciu</text:span><text:span text:style-name="T48"> (“result”:1) a vr</text:span><text:span text:style-name="T123">átil vygenerované access_id</text:span><text:span text:style-name="T48"> ("access_id": "5c0b8d0199ee57_82911817”). Hodnota “valid_window” u</text:span><text:span text:style-name="T123">rčuje platnosť access_id v sekundách</text:span><text:span text:style-name="T48"> (od </text:span><text:span text:style-name="T123">času vygenerovanie access_id –</text:span><text:span text:style-name="T48">&gt;</text:span><text:span text:style-name="T123"> hodnota timestamp</text:span><text:span text:style-name="T48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7">Špecifikácia komunikácie </text:span><text:span text:style-name="T21">(po</text:span><text:span text:style-name="T17">žiadaviek a odpovedí</text:span><text:span text:style-name="T21">)</text:span></text:p>
      <text:p text:style-name="Standard"><text:span text:style-name="T24">A - Inicializ</text:span><text:span text:style-name="T25">ácia komunikácie</text:span></text:p>
      <text:p text:style-name="P15">url: <text:span text:style-name="T125">https://api.</text:span><text:span text:style-name="T47">xxxxxx</text:span><text:span text:style-name="T46">.</text:span><text:span text:style-name="T47">com</text:span><text:span text:style-name="T125">/hi</text:span></text:p>
      <text:p text:style-name="Standard">požiadavka<text:span text:style-name="T26">:</text:span></text:p>
      <text:p text:style-name="P67">{</text:p>
      <text:p text:style-name="P66"><text:span text:style-name="T72"><text:s text:c="3"/>"b": "</text:span><text:span text:style-name="T54">&lt;application_id&gt;</text:span><text:span text:style-name="T72">",</text:span></text:p>
      <text:p text:style-name="P23"><text:span text:style-name="T72"><text:s text:c="3"/>"c": "</text:span><text:span text:style-name="T54">&lt;public_key&gt;</text:span><text:span text:style-name="T72">", </text:span></text:p>
      <text:p text:style-name="P77"><text:span text:style-name="T72">"d": "</text:span><text:span text:style-name="T54">&lt;hash&gt;</text:span><text:span text:style-name="T72">"</text:span></text:p>
      <text:p text:style-name="P26">}</text:p>
      <text:p text:style-name="P26"/>
      <text:p text:style-name="P23"><text:span text:style-name="T36">application_id – </text:span><text:span text:style-name="T87">string</text:span><text:span text:style-name="T90"> </text:span><text:span text:style-name="T27">– pridelen</text:span><text:span text:style-name="T67">é application ID</text:span></text:p>
      <text:p text:style-name="P23"><text:span text:style-name="T36">public_key – </text:span><text:span text:style-name="T87">string</text:span><text:span text:style-name="T94"> </text:span><text:span text:style-name="T27">– klientom vygenerovaný náhodný 32 znakový reťazec </text:span></text:p>
      <text:p text:style-name="P23"><text:span text:style-name="T36">hash – </text:span><text:span text:style-name="T87">string</text:span><text:span text:style-name="T90"> </text:span><text:span text:style-name="T27">– vypočítaný sha256 hash z reťazca, ktorý vznikne spojením privátneho kľúča, aplikačného ID a verejného kľúča</text:span></text:p>
      <text:p text:style-name="P82"/>
      <text:p text:style-name="P23"><text:span text:style-name="T121">Pr</text:span><text:span text:style-name="T122">íklad</text:span><text:span text:style-name="T121">:</text:span></text:p>
      <text:p text:style-name="P25"/>
      <text:p text:style-name="P24">{</text:p>
      <text:p text:style-name="P24"><text:s text:c="4"/>"b":"9152977138"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"/>
      <text:p text:style-name="P84">odpoveď<text:span text:style-name="T26">:</text:span></text:p>
      <text:p text:style-name="P86">{</text:p>
      <text:p text:style-name="P85"><text:span text:style-name="T72"><text:s text:c="3"/>"app_id": "</text:span><text:span text:style-name="T54">&lt;application_id&gt;</text:span><text:span text:style-name="T72">",</text:span></text:p>
      <text:p text:style-name="P85"><text:span text:style-name="T72"><text:s text:c="3"/>"result": </text:span><text:span text:style-name="T54">&lt;result&gt;</text:span><text:span text:style-name="T72">, </text:span></text:p>
      <text:p text:style-name="P87"><text:span text:style-name="T72">"result_text": "</text:span><text:span text:style-name="T54">&lt;result_text&gt;</text:span><text:span text:style-name="T72">",</text:span></text:p>
      <text:p text:style-name="P87"><text:span text:style-name="T72">"access_id": "</text:span><text:span text:style-name="T54">&lt;access_id&gt;</text:span><text:span text:style-name="T72">",</text:span></text:p>
      <text:p text:style-name="P87"><text:span text:style-name="T72">"</text:span> <text:span text:style-name="T72">timestamp": "</text:span><text:span text:style-name="T54">&lt;timestamp&gt;</text:span><text:span text:style-name="T72">",</text:span></text:p>
      <text:p text:style-name="P87"><text:span text:style-name="T72">"</text:span> <text:span text:style-name="T72">valid_window ": </text:span><text:span text:style-name="T54">&lt;valid_window&gt;</text:span></text:p>
      <text:p text:style-name="P86">}</text:p>
      <text:p text:style-name="P89"/>
      <text:p text:style-name="P23"><text:span text:style-name="T36">application_id – </text:span><text:span text:style-name="T87">string</text:span><text:span text:style-name="T90"> </text:span><text:span text:style-name="T27">– pridelen</text:span><text:span text:style-name="T67">é application ID</text:span></text:p>
      <text:p text:style-name="P93"><text:span text:style-name="T36">result – </text:span><text:span text:style-name="T87">integer</text:span><text:span text:style-name="T90"> </text:span><text:span text:style-name="T27">– výsledok operácie:</text:span></text:p>
      <text:p text:style-name="P88"><text:span text:style-name="T98">1</text:span><text:span text:style-name="T36"> </text:span><text:span text:style-name="T27">– komunikácia povolená</text:span></text:p>
      <text:p text:style-name="P88"><text:span text:style-name="T98">0</text:span><text:span text:style-name="T36"> </text:span><text:span text:style-name="T67">– komunikácia odmietnutá</text:span></text:p>
      <text:p text:style-name="P93"><text:span text:style-name="T36">result_text – </text:span><text:span text:style-name="T87">string</text:span><text:span text:style-name="T90"> </text:span><text:span text:style-name="T27">– popis v</text:span><text:span text:style-name="T67">ýsledku</text:span></text:p>
      <text:p text:style-name="P93"><text:span text:style-name="T36">access_id – </text:span><text:span text:style-name="T87">string</text:span><text:span text:style-name="T90"> </text:span><text:span text:style-name="T27">– serverom vygenerovaný a pridelený access ID</text:span></text:p>
      <text:p text:style-name="P93"><text:span text:style-name="T36">timestamp – </text:span><text:span text:style-name="T87">string </text:span><text:span text:style-name="T27">– dátum a čas vygenerovania access ID</text:span></text:p>
      <text:p text:style-name="P93"><text:span text:style-name="T36">valid_window – </text:span><text:span text:style-name="T87">integer</text:span><text:span text:style-name="T27"> – dĺžka platnosti access ID</text:span></text:p>
      <text:p text:style-name="P83"><text:soft-page-break/></text:p>
      <text:p text:style-name="P23"><text:span text:style-name="T121">Pr</text:span><text:span text:style-name="T122">íklad </text:span><text:span text:style-name="T121">(komunik</text:span><text:span text:style-name="T122">ácia povolená</text:span><text:span text:style-name="T121">):</text:span></text:p>
      <text:p text:style-name="P25"/>
      <text:p text:style-name="P24">{</text:p>
      <text:p text:style-name="P24"><text:s text:c="4"/>"app_id": 9152977138,</text:p>
      <text:p text:style-name="P24"><text:s text:c="4"/>"result": 1,</text:p>
      <text:p text:style-name="P24"><text:s text:c="4"/>"result_text": "komunikácia povolená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P2"/>
      <text:p text:style-name="P23"><text:span text:style-name="T121">Pr</text:span><text:span text:style-name="T122">íklad </text:span><text:span text:style-name="T121">(komunik</text:span><text:span text:style-name="T122">ácia odmietnutá</text:span><text:span text:style-name="T121">):</text:span></text:p>
      <text:p text:style-name="P25"/>
      <text:p text:style-name="P24">{</text:p>
      <text:p text:style-name="P24"><text:s text:c="4"/>"result": 0,</text:p>
      <text:p text:style-name="P24"><text:s text:c="4"/>"result_text": "komunikácia odmietnutá"</text:p>
      <text:p text:style-name="P24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142">na API rozhranie</text:span></text:p>
      <text:p text:style-name="P12">Všetky požiadavky sú odosielané na:</text:p>
      <text:p text:style-name="P15">url: <text:span text:style-name="T125">https://api.</text:span><text:span text:style-name="T47">xxxxxx</text:span><text:span text:style-name="T46">.</text:span><text:span text:style-name="T47">com</text:span><text:span text:style-name="T125">/process</text:span></text:p>
      <text:p text:style-name="Standard"><text:span text:style-name="T26">a ka</text:span>ždá požiadavka odoslaná v jSON objekte obsahuje minimálne tieto prvky<text:span text:style-name="T26">:</text:span></text:p>
      <text:p text:style-name="P67">{</text:p>
      <text:p text:style-name="P66"><text:span text:style-name="T72"><text:s text:c="3"/>"b": </text:span><text:span text:style-name="T54">&lt;application_id&gt;</text:span><text:span text:style-name="T72">,</text:span></text:p>
      <text:p text:style-name="P23"><text:span text:style-name="T72"><text:s text:c="3"/>"</text:span><text:span text:style-name="T80">e</text:span><text:span text:style-name="T72">": "</text:span><text:span text:style-name="T54">&lt;access_id&gt;</text:span><text:span text:style-name="T72">", </text:span></text:p>
      <text:p text:style-name="P77"><text:span text:style-name="T72">"a": "</text:span><text:span text:style-name="T54">&lt;request&gt;</text:span><text:span text:style-name="T72">"</text:span></text:p>
      <text:p text:style-name="P26">}</text:p>
      <text:p text:style-name="P26"/>
      <text:p text:style-name="P26"/>
      <text:p text:style-name="P26"/>
      <text:p text:style-name="P23"><text:span text:style-name="T72">Zoznam po</text:span><text:span text:style-name="T71">žiadaviek</text:span><text:span text:style-name="T72">:</text:span></text:p>
      <text:p text:style-name="P12"/>
      <text:p text:style-name="P53"><text:span text:style-name="T103">B – I. </text:span><text:span text:style-name="T107">“</text:span><text:span text:style-name="T108">get_</text:span><text:span text:style-name="T117">form</text:span><text:span text:style-name="T107">”</text:span><text:span text:style-name="T103"> : </text:span><text:span text:style-name="T104">Vy</text:span><text:span text:style-name="T114">žiadanie formulára</text:span><text:span text:style-name="T110"><text:tab/>str. </text:span><text:span text:style-name="T111">6</text:span></text:p>
      <text:p text:style-name="P54"><text:span text:style-name="T104">B – </text:span><text:span text:style-name="T105">I</text:span><text:span text:style-name="T104">I. </text:span><text:span text:style-name="T108">“get_</text:span><text:span text:style-name="T109">faqs</text:span><text:span text:style-name="T108">”</text:span><text:span text:style-name="T104"> : Vy</text:span><text:span text:style-name="T114">žiadanie </text:span><text:span text:style-name="T105">FAQ (spolu s kateg</text:span><text:span text:style-name="T115">óriami</text:span><text:span text:style-name="T105">)</text:span><text:span text:style-name="T111"><text:tab/>str. </text:span><text:span text:style-name="T112">9</text:span></text:p>
      <text:p text:style-name="P54"><text:span text:style-name="T104">B – </text:span><text:span text:style-name="T115">I</text:span><text:span text:style-name="T105">I</text:span><text:span text:style-name="T104">I. </text:span><text:span text:style-name="T108">“get_</text:span><text:span text:style-name="T109">faq</text:span><text:span text:style-name="T108">”</text:span><text:span text:style-name="T104"> : Vy</text:span><text:span text:style-name="T114">žiadanie</text:span><text:span text:style-name="T104"> </text:span><text:span text:style-name="T105">konkr</text:span><text:span text:style-name="T115">étnej</text:span><text:span text:style-name="T104"> </text:span><text:span text:style-name="T105">FAQ </text:span><text:span text:style-name="T115">položky</text:span><text:span text:style-name="T111"><text:tab/>str. </text:span><text:span text:style-name="T113">11</text:span></text:p>
      <text:p text:style-name="P54"><text:span text:style-name="T104">B – </text:span><text:span text:style-name="T115">I</text:span><text:span text:style-name="T116">V</text:span><text:span text:style-name="T104">. </text:span><text:span text:style-name="T108">“get_</text:span><text:span text:style-name="T109">faq</text:span><text:span text:style-name="T118">s_topic</text:span><text:span text:style-name="T108">”</text:span><text:span text:style-name="T104"> : Vy</text:span><text:span text:style-name="T114">žiadanie</text:span><text:span text:style-name="T104"> </text:span><text:span text:style-name="T105">FAQ </text:span><text:span text:style-name="T115">polož</text:span><text:span text:style-name="T116">iek k Help topicu</text:span><text:span text:style-name="T111"><text:tab/>str. </text:span><text:span text:style-name="T106">12</text:span></text:p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103">B – I. </text:span><text:span text:style-name="T107">“</text:span><text:span text:style-name="T117">get_form</text:span><text:span text:style-name="T107">”</text:span><text:span text:style-name="T103"> - <text:s/></text:span><text:span text:style-name="T104">Vy</text:span><text:span text:style-name="T114">žiadanie formulára</text:span></text:p>
      <text:p text:style-name="Standard"/>
      <text:p text:style-name="Standard">Požiadavka<text:span text:style-name="T26">:</text:span></text:p>
      <text:p text:style-name="P67">{</text:p>
      <text:p text:style-name="P66"><text:span text:style-name="T72"><text:s text:c="3"/>"b": "</text:span><text:span text:style-name="T54">&lt;application_id&gt;</text:span><text:span text:style-name="T72">",</text:span></text:p>
      <text:p text:style-name="P23"><text:span text:style-name="T72"><text:s text:c="3"/>"</text:span><text:span text:style-name="T80">e</text:span><text:span text:style-name="T72">": "</text:span><text:span text:style-name="T54">&lt;access_id&gt;</text:span><text:span text:style-name="T72">", </text:span></text:p>
      <text:p text:style-name="P77"><text:span text:style-name="T72">"a": "</text:span><text:span text:style-name="T80">get_form</text:span><text:span text:style-name="T72">",</text:span></text:p>
      <text:p text:style-name="P78"><text:span text:style-name="T72">"</text:span><text:span text:style-name="T75">r</text:span><text:span text:style-name="T72">": </text:span><text:span text:style-name="T54">&lt;</text:span><text:span text:style-name="T58">topic</text:span><text:span text:style-name="T54">_id&gt;</text:span></text:p>
      <text:p text:style-name="P26">}</text:p>
      <text:p text:style-name="P26"/>
      <text:p text:style-name="P23"><text:span text:style-name="T36">application_id – </text:span><text:span text:style-name="T87">string </text:span><text:span text:style-name="T27">– pridelen</text:span><text:span text:style-name="T67">é application ID</text:span></text:p>
      <text:p text:style-name="P23"><text:span text:style-name="T36">access_id – </text:span><text:span text:style-name="T87">string</text:span><text:span text:style-name="T90"> </text:span><text:span text:style-name="T27">– serverom vygenerovaný a pridelený access ID </text:span></text:p>
      <text:p text:style-name="P23"><text:span text:style-name="T134">get_form</text:span><text:span text:style-name="T36"> – </text:span><text:span text:style-name="T87">string</text:span><text:span text:style-name="T90"> </text:span><text:span text:style-name="T27">– po</text:span><text:span text:style-name="T67">žiadavka na </text:span><text:span text:style-name="T68">formulár</text:span></text:p>
      <text:p text:style-name="P48"><text:span text:style-name="T40">topic_id</text:span><text:span text:style-name="T39"> – </text:span><text:span text:style-name="T88">integer</text:span><text:span text:style-name="T92"> </text:span><text:span text:style-name="T30">– </text:span><text:span text:style-name="T31">id help topic formul</text:span><text:span text:style-name="T129">ára</text:span></text:p>
      <text:p text:style-name="P30"/>
      <text:p text:style-name="Standard">Odpoveď<text:span text:style-name="T26">:</text:span></text:p>
      <text:p text:style-name="P67">{</text:p>
      <text:p text:style-name="P23"><text:span text:style-name="T72"><text:s text:c="3"/>"app_id": "</text:span><text:span text:style-name="T54">&lt;application_id&gt;</text:span><text:span text:style-name="T72">",</text:span></text:p>
      <text:p text:style-name="P66"><text:span text:style-name="T72"><text:s text:c="3"/>"result": </text:span><text:span text:style-name="T54">&lt;result&gt;</text:span><text:span text:style-name="T72">,</text:span></text:p>
      <text:p text:style-name="P71"><text:span text:style-name="T72"><text:s text:c="3"/>"</text:span><text:span text:style-name="T81">topic_id</text:span><text:span text:style-name="T72">": </text:span><text:span text:style-name="T54">&lt;</text:span><text:span text:style-name="T62">topic_id</text:span><text:span text:style-name="T54">&gt;</text:span><text:span text:style-name="T72">,</text:span></text:p>
      <text:p text:style-name="P44"><text:span text:style-name="T72"><text:s text:c="3"/>"</text:span><text:span text:style-name="T80">topic_</text:span><text:span text:style-name="T81">content</text:span><text:span text:style-name="T72">": {</text:span></text:p>
      <text:p text:style-name="P72"><text:span text:style-name="T72"><text:s text:c="8"/>"</text:span><text:span text:style-name="T81">topic_name</text:span><text:span text:style-name="T72">": </text:span><text:span text:style-name="T54">&lt;</text:span><text:span text:style-name="T62">topic_name</text:span><text:span text:style-name="T54">&gt;</text:span><text:span text:style-name="T72">,</text:span></text:p>
      <text:p text:style-name="P72"><text:span text:style-name="T72"><text:s text:c="8"/>"</text:span><text:span text:style-name="T81">topic_</text:span><text:span text:style-name="T74">notes</text:span><text:span text:style-name="T72">": </text:span><text:span text:style-name="T54">&lt;</text:span><text:span text:style-name="T62">topic_n</text:span><text:span text:style-name="T57">otes</text:span><text:span text:style-name="T54">&gt;</text:span><text:span text:style-name="T72">,</text:span></text:p>
      <text:p text:style-name="P45"><text:span text:style-name="T72"><text:s text:c="8"/>"</text:span><text:span text:style-name="T81">form</text:span><text:span text:style-name="T76">s</text:span><text:span text:style-name="T72">": {</text:span></text:p>
      <text:p text:style-name="P45"><text:span text:style-name="T72"><text:s text:c="13"/>"</text:span><text:span text:style-name="T81">form_id</text:span><text:span text:style-name="T72">": "</text:span><text:span text:style-name="T54">&lt;</text:span><text:span text:style-name="T62">form_id</text:span><text:span text:style-name="T54">&gt;</text:span><text:span text:style-name="T72">",</text:span></text:p>
      <text:p text:style-name="P45"><text:span text:style-name="T72"><text:s text:c="13"/>"</text:span><text:span text:style-name="T81">form_title</text:span><text:span text:style-name="T72">": "</text:span><text:span text:style-name="T54">&lt;</text:span><text:span text:style-name="T62">form_title</text:span><text:span text:style-name="T54">&gt;</text:span><text:span text:style-name="T72">",</text:span></text:p>
      <text:p text:style-name="P45"><text:span text:style-name="T72"><text:s text:c="13"/>"</text:span><text:span text:style-name="T81">form_instructions</text:span><text:span text:style-name="T72">": "</text:span><text:span text:style-name="T54">&lt;</text:span><text:span text:style-name="T62">form_instructions</text:span><text:span text:style-name="T54">&gt;</text:span><text:span text:style-name="T72">",</text:span></text:p>
      <text:p text:style-name="P45"><text:span text:style-name="T72"><text:s text:c="13"/>"</text:span><text:span text:style-name="T81">fields</text:span><text:span text:style-name="T72">": {</text:span></text:p>
      <text:p text:style-name="P45"><text:span text:style-name="T72"><text:s text:c="18"/>"</text:span><text:span text:style-name="T81">field_</text:span><text:span text:style-name="T82">id</text:span><text:span text:style-name="T72">": "</text:span><text:span text:style-name="T54">&lt;</text:span><text:span text:style-name="T62">field_</text:span><text:span text:style-name="T63">id</text:span><text:span text:style-name="T54">&gt;</text:span><text:span text:style-name="T72">",</text:span></text:p>
      <text:p text:style-name="P46"><text:span text:style-name="T72"><text:s text:c="18"/>"</text:span><text:span text:style-name="T82">field_</text:span><text:span text:style-name="T73">name</text:span><text:span text:style-name="T72">": "</text:span><text:span text:style-name="T54">&lt;</text:span><text:span text:style-name="T63">field</text:span><text:span text:style-name="T62">_</text:span><text:span text:style-name="T56">name</text:span><text:span text:style-name="T54">&gt;</text:span><text:span text:style-name="T72">",</text:span></text:p>
      <text:p text:style-name="P46"><text:span text:style-name="T72"><text:s text:c="18"/>"</text:span><text:span text:style-name="T73">field_type</text:span><text:span text:style-name="T72">": "</text:span><text:span text:style-name="T54">&lt;</text:span><text:span text:style-name="T56">field</text:span><text:span text:style-name="T62">_</text:span><text:span text:style-name="T56">type</text:span><text:span text:style-name="T54">&gt;</text:span><text:span text:style-name="T72">",</text:span></text:p>
      <text:p text:style-name="P46"><text:span text:style-name="T72"><text:s text:c="18"/>"</text:span><text:span text:style-name="T81">field_configuration</text:span><text:span text:style-name="T72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2">",</text:span></text:p>
      <text:p text:style-name="P49"><text:span text:style-name="T72"><text:s text:c="18"/>"</text:span><text:span text:style-name="T81">field_</text:span><text:span text:style-name="T83">desc</text:span><text:span text:style-name="T72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2">",</text:span></text:p>
      <text:p text:style-name="P49"><text:span text:style-name="T72"><text:s text:c="18"/>"</text:span><text:span text:style-name="T81">field_</text:span><text:span text:style-name="T83">validator</text:span><text:span text:style-name="T72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2">",</text:span></text:p>
      <text:p text:style-name="P49"><text:span text:style-name="T72"><text:s text:c="18"/>"</text:span><text:span text:style-name="T81">field_</text:span><text:span text:style-name="T83">regex</text:span><text:span text:style-name="T72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2">",</text:span></text:p>
      <text:p text:style-name="P49"><text:span text:style-name="T72"><text:s text:c="18"/>"</text:span><text:span text:style-name="T81">field_</text:span><text:span text:style-name="T83">required</text:span><text:span text:style-name="T72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2">",</text:span></text:p>
      <text:p text:style-name="P46"><text:span text:style-name="T72"><text:s text:c="18"/></text:span><text:span text:style-name="T100">[</text:span><text:span text:style-name="T72">"</text:span><text:span text:style-name="T73">list</text:span><text:span text:style-name="T72">": {</text:span></text:p>
      <text:p text:style-name="P46"><text:span text:style-name="T72"><text:s text:c="23"/>"</text:span><text:span text:style-name="T82">id</text:span><text:span text:style-name="T72">": "</text:span><text:span text:style-name="T54">&lt;</text:span><text:span text:style-name="T56">list_item</text:span><text:span text:style-name="T62">_</text:span><text:span text:style-name="T63">id</text:span><text:span text:style-name="T54">&gt;</text:span><text:span text:style-name="T72">",</text:span></text:p>
      <text:p text:style-name="P46"><text:span text:style-name="T72"><text:s text:c="23"/>"</text:span><text:span text:style-name="T73">value</text:span><text:span text:style-name="T72">": "</text:span><text:span text:style-name="T54">&lt;</text:span><text:span text:style-name="T56">list_item_value</text:span><text:span text:style-name="T54">&gt;</text:span><text:span text:style-name="T72">"</text:span></text:p>
      <text:p text:style-name="P46"><text:span text:style-name="T54"><text:s text:c="18"/></text:span><text:span text:style-name="T3">}</text:span><text:span text:style-name="T100">]</text:span><text:span text:style-name="T3">,</text:span></text:p>
      <text:p text:style-name="P45"><text:span text:style-name="T54"><text:s text:c="13"/></text:span><text:span text:style-name="T3">},</text:span><text:span text:style-name="T101">[</text:span><text:span text:style-name="T3">{…</text:span><text:span text:style-name="T73">}</text:span><text:span text:style-name="T101">]</text:span><text:span text:style-name="T73">,...</text:span></text:p>
      <text:p text:style-name="P46"><text:span text:style-name="T54"><text:s text:c="8"/></text:span><text:span text:style-name="T3">},</text:span><text:span text:style-name="T101">[</text:span><text:span text:style-name="T3">{…</text:span><text:span text:style-name="T4">}</text:span><text:span text:style-name="T101">]</text:span><text:span text:style-name="T4">,...</text:span></text:p>
      <text:p text:style-name="P77"><text:span text:style-name="T72">"result_text": "</text:span><text:span text:style-name="T54">&lt;result_text&gt;</text:span><text:span text:style-name="T72">"</text:span></text:p>
      <text:p text:style-name="P26"><text:soft-page-break/>}</text:p>
      <text:p text:style-name="P2"/>
      <text:p text:style-name="P23"><text:span text:style-name="T36">application_id – </text:span><text:span text:style-name="T87">string </text:span><text:span text:style-name="T27">– pridelen</text:span><text:span text:style-name="T67">é application ID</text:span></text:p>
      <text:p text:style-name="P23"><text:span text:style-name="T36">result – </text:span><text:span text:style-name="T87">integer </text:span><text:span text:style-name="T27">– výsledok operácie:</text:span></text:p>
      <text:p text:style-name="P88"><text:span text:style-name="T98">1</text:span><text:span text:style-name="T36"> </text:span><text:span text:style-name="T27">– oper</text:span><text:span text:style-name="T67">ácia prebehla v poriadku</text:span></text:p>
      <text:p text:style-name="P88"><text:span text:style-name="T98">0</text:span><text:span text:style-name="T36"> </text:span><text:span text:style-name="T67">– chyba</text:span></text:p>
      <text:p text:style-name="P23"><text:span text:style-name="T37">topic</text:span><text:span text:style-name="T36">_id – </text:span><text:span text:style-name="T87">integer</text:span><text:span text:style-name="T90"> </text:span><text:span text:style-name="T27">– ID </text:span><text:span text:style-name="T28">help topicu z osTicket aplik</text:span><text:span text:style-name="T128">ácie</text:span><text:span text:style-name="T27">, ktor</text:span><text:span text:style-name="T128">ého formulár sa žiada</text:span></text:p>
      <text:p text:style-name="P46"><text:span text:style-name="T37">topic_</text:span><text:span text:style-name="T135">name</text:span><text:span text:style-name="T37"> – </text:span><text:span text:style-name="T96">string</text:span><text:span text:style-name="T91"> </text:span><text:span text:style-name="T28">– </text:span><text:span text:style-name="T128">názov help topicu</text:span></text:p>
      <text:p text:style-name="P47"><text:span text:style-name="T37">topic_</text:span><text:span text:style-name="T38">notes</text:span><text:span text:style-name="T37"> – </text:span><text:span text:style-name="T96">string</text:span><text:span text:style-name="T91"> </text:span><text:span text:style-name="T28">– </text:span><text:span text:style-name="T29">popis</text:span><text:span text:style-name="T128"> help topicu</text:span></text:p>
      <text:p text:style-name="P46"><text:span text:style-name="T135">topic</text:span><text:span text:style-name="T36">[</text:span><text:span text:style-name="T135">form</text:span><text:span text:style-name="T36">] – </text:span><text:span text:style-name="T96">array</text:span><text:span text:style-name="T90"> </text:span><text:span text:style-name="T27">– </text:span><text:span text:style-name="T128">pole formulárov, ktoré help topic obsahuje</text:span></text:p>
      <text:p text:style-name="P46"><text:span text:style-name="T135">form</text:span><text:span text:style-name="T37">[</text:span><text:span text:style-name="T135">form_id</text:span><text:span text:style-name="T37">] – </text:span><text:span text:style-name="T96">integer</text:span><text:span text:style-name="T91"> </text:span><text:span text:style-name="T28">– </text:span><text:span text:style-name="T128">id formulára</text:span></text:p>
      <text:p text:style-name="P46"><text:span text:style-name="T135">form</text:span><text:span text:style-name="T37">[</text:span><text:span text:style-name="T135">form_title</text:span><text:span text:style-name="T37">] – </text:span><text:span text:style-name="T96">string</text:span><text:span text:style-name="T91"> </text:span><text:span text:style-name="T28">– n</text:span><text:span text:style-name="T128">ázov formulára</text:span></text:p>
      <text:p text:style-name="P46"><text:span text:style-name="T135">form</text:span><text:span text:style-name="T37">[</text:span><text:span text:style-name="T135">form_instructions</text:span><text:span text:style-name="T37">] – </text:span><text:span text:style-name="T96">string</text:span><text:span text:style-name="T91"> </text:span><text:span text:style-name="T28">– p</text:span><text:span text:style-name="T128">opis formulára</text:span></text:p>
      <text:p text:style-name="P46"><text:span text:style-name="T136">form</text:span><text:span text:style-name="T37">[</text:span><text:span text:style-name="T135">fields</text:span><text:span text:style-name="T37">] – </text:span><text:span text:style-name="T96">array</text:span><text:span text:style-name="T91"> </text:span><text:span text:style-name="T28">– </text:span><text:span text:style-name="T128">pole formulárov, ktoré help topic obsahuje</text:span></text:p>
      <text:p text:style-name="P50"><text:span text:style-name="T133">field</text:span><text:span text:style-name="T37">[</text:span><text:span text:style-name="T135">f</text:span><text:span text:style-name="T133">ield</text:span><text:span text:style-name="T135">_id</text:span><text:span text:style-name="T37">] – </text:span><text:span text:style-name="T96">integer</text:span><text:span text:style-name="T91"> </text:span><text:span text:style-name="T28">– </text:span><text:span text:style-name="T128">id </text:span><text:span text:style-name="T127">poľa</text:span></text:p>
      <text:p text:style-name="P50"><text:span text:style-name="T135">field</text:span><text:span text:style-name="T37">[</text:span><text:span text:style-name="T135">field_</text:span><text:span text:style-name="T133">name</text:span><text:span text:style-name="T37">] – </text:span><text:span text:style-name="T95">string</text:span><text:span text:style-name="T91"> </text:span><text:span text:style-name="T28">– </text:span><text:span text:style-name="T127">názov poľa (názov premennej, ktorá sa odosiela na API)</text:span></text:p>
      <text:p text:style-name="P50"><text:span text:style-name="T135">field</text:span><text:span text:style-name="T37">[</text:span><text:span text:style-name="T135">field_</text:span><text:span text:style-name="T133">type</text:span><text:span text:style-name="T37">] – </text:span><text:span text:style-name="T95">string</text:span><text:span text:style-name="T91"> </text:span><text:span text:style-name="T28">– </text:span><text:span text:style-name="T127">typ poľa (text / memo / thread / bool / datetime / break / files / choices / list )</text:span></text:p>
      <text:p text:style-name="P50"><text:span text:style-name="T135">field</text:span><text:span text:style-name="T37">[</text:span><text:span text:style-name="T135">field_</text:span><text:span text:style-name="T133">configuration</text:span><text:span text:style-name="T37">] – </text:span><text:span text:style-name="T95">string</text:span><text:span text:style-name="T91"> </text:span><text:span text:style-name="T28">– </text:span><text:span text:style-name="T127">konfiguračná hodnota poľa (jSON)</text:span></text:p>
      <text:p text:style-name="P50"><text:span text:style-name="T135">field</text:span><text:span text:style-name="T37">[</text:span><text:span text:style-name="T135">field_</text:span><text:span text:style-name="T133">desc</text:span><text:span text:style-name="T37">] – </text:span><text:span text:style-name="T96">integer</text:span><text:span text:style-name="T91"> </text:span><text:span text:style-name="T28">– </text:span><text:span text:style-name="T127">popis poľa</text:span></text:p>
      <text:p text:style-name="P50"><text:span text:style-name="T135">field</text:span><text:span text:style-name="T37">[</text:span><text:span text:style-name="T135">field_</text:span><text:span text:style-name="T133">validator</text:span><text:span text:style-name="T37">] – </text:span><text:span text:style-name="T95">string</text:span><text:span text:style-name="T91"> </text:span><text:span text:style-name="T28">– </text:span><text:span text:style-name="T127">použitý validátor </text:span><text:span text:style-name="T27">(regex = regul</text:span><text:span text:style-name="T127">árny výraz</text:span><text:span text:style-name="T27">)</text:span></text:p>
      <text:p text:style-name="P50"><text:span text:style-name="T135">field</text:span><text:span text:style-name="T37">[</text:span><text:span text:style-name="T135">field_</text:span><text:span text:style-name="T133">regex</text:span><text:span text:style-name="T37">] – </text:span><text:span text:style-name="T95">string</text:span><text:span text:style-name="T91"> </text:span><text:span text:style-name="T28">– </text:span><text:span text:style-name="T127">regulárny výraz</text:span></text:p>
      <text:p text:style-name="P50"><text:span text:style-name="T135">field</text:span><text:span text:style-name="T37">[</text:span><text:span text:style-name="T135">field_</text:span><text:span text:style-name="T133">required</text:span><text:span text:style-name="T37">] – </text:span><text:span text:style-name="T95">boolean</text:span><text:span text:style-name="T91"> </text:span><text:span text:style-name="T28">– </text:span><text:span text:style-name="T127">true = povinné pole, false </text:span><text:span text:style-name="T27">= nepovinn</text:span><text:span text:style-name="T127">é pole</text:span></text:p>
      <text:p text:style-name="P23"><text:span text:style-name="T36">result_text – </text:span><text:span text:style-name="T87">string</text:span><text:span text:style-name="T90"> </text:span><text:span text:style-name="T27">– slovný popis výsledku operácie</text:span>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<text:soft-page-break/><text:span text:style-name="T104">B – </text:span><text:span text:style-name="T105">I</text:span><text:span text:style-name="T104">I. </text:span><text:span text:style-name="T108">“get_</text:span><text:span text:style-name="T109">faqs</text:span><text:span text:style-name="T108">”</text:span><text:span text:style-name="T104"> : Vy</text:span><text:span text:style-name="T114">žiadanie </text:span><text:span text:style-name="T105">FAQ (spolu s kateg</text:span><text:span text:style-name="T115">óriami</text:span><text:span text:style-name="T105">)</text:span></text:p>
      <text:p text:style-name="P19"/>
      <text:p text:style-name="P19">Požiadavka<text:span text:style-name="T26">:</text:span></text:p>
      <text:p text:style-name="P68">{</text:p>
      <text:p text:style-name="P73"><text:span text:style-name="T72"><text:s text:c="3"/>"b": "</text:span><text:span text:style-name="T54">&lt;application_id&gt;</text:span><text:span text:style-name="T72">",</text:span></text:p>
      <text:p text:style-name="P62"><text:span text:style-name="T72"><text:s text:c="3"/>"</text:span><text:span text:style-name="T80">e</text:span><text:span text:style-name="T72">": "</text:span><text:span text:style-name="T54">&lt;access_id&gt;</text:span><text:span text:style-name="T72">", </text:span></text:p>
      <text:p text:style-name="P79"><text:span text:style-name="T72">"a": "</text:span><text:span text:style-name="T80">get_f</text:span><text:span text:style-name="T84">aqs</text:span><text:span text:style-name="T72">"</text:span></text:p>
      <text:p text:style-name="P27">}</text:p>
      <text:p text:style-name="P27"/>
      <text:p text:style-name="P62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2"><text:span text:style-name="T36">access_id – </text:span><text:span text:style-name="T87">string</text:span><text:span text:style-name="T90"> </text:span><text:span text:style-name="T27">– serverom vygenerovaný a pridelený access ID </text:span></text:p>
      <text:p text:style-name="P62"><text:span text:style-name="T134">get_f</text:span><text:span text:style-name="T137">aqs</text:span><text:span text:style-name="T36"> – </text:span><text:span text:style-name="T87">string</text:span><text:span text:style-name="T90"> </text:span><text:span text:style-name="T27">– po</text:span><text:span text:style-name="T67">žiadavka na </text:span><text:span text:style-name="T69">všetky faq položky</text:span></text:p>
      <text:p text:style-name="P31"/>
      <text:p text:style-name="P19">Odpoveď<text:span text:style-name="T26">:</text:span></text:p>
      <text:p text:style-name="P68">{</text:p>
      <text:p text:style-name="P62"><text:span text:style-name="T72"><text:s text:c="3"/>"app_id": "</text:span><text:span text:style-name="T54">&lt;application_id&gt;</text:span><text:span text:style-name="T72">",</text:span></text:p>
      <text:p text:style-name="P62"><text:span text:style-name="T72"><text:s text:c="3"/>"</text:span><text:span text:style-name="T84">timestamp</text:span><text:span text:style-name="T72">": "</text:span><text:span text:style-name="T54">&lt;</text:span><text:span text:style-name="T64">date_time</text:span><text:span text:style-name="T54">&gt;</text:span><text:span text:style-name="T72">",</text:span></text:p>
      <text:p text:style-name="P73"><text:span text:style-name="T72"><text:s text:c="3"/>"result": </text:span><text:span text:style-name="T54">&lt;result&gt;</text:span><text:span text:style-name="T72">,</text:span></text:p>
      <text:p text:style-name="P73"><text:span text:style-name="T72"><text:s text:c="3"/>"result_</text:span><text:span text:style-name="T84">text</text:span><text:span text:style-name="T72">": "</text:span><text:span text:style-name="T54">&lt;result_</text:span><text:span text:style-name="T64">text</text:span><text:span text:style-name="T54">&gt;</text:span><text:span text:style-name="T3">"</text:span><text:span text:style-name="T72">,</text:span></text:p>
      <text:p text:style-name="P62"><text:span text:style-name="T72"><text:s text:c="3"/>"</text:span><text:span text:style-name="T77">category</text:span><text:span text:style-name="T72">": {</text:span></text:p>
      <text:p text:style-name="P73"><text:span text:style-name="T72"><text:s text:c="8"/>"</text:span><text:span text:style-name="T77">id</text:span><text:span text:style-name="T72">": </text:span><text:span text:style-name="T54">&lt;</text:span><text:span text:style-name="T60">category_id</text:span><text:span text:style-name="T54">&gt;</text:span><text:span text:style-name="T72">,</text:span></text:p>
      <text:p text:style-name="P74"><text:span text:style-name="T72"><text:s text:c="8"/>"</text:span><text:span text:style-name="T77">category_name</text:span><text:span text:style-name="T72">": "</text:span><text:span text:style-name="T54">&lt;</text:span><text:span text:style-name="T60">category</text:span><text:span text:style-name="T62">_</text:span><text:span text:style-name="T60">name</text:span><text:span text:style-name="T54">&gt;</text:span><text:span text:style-name="T3">"</text:span><text:span text:style-name="T72">,</text:span></text:p>
      <text:p text:style-name="P74"><text:span text:style-name="T72"><text:s text:c="8"/>"</text:span><text:span text:style-name="T77">category_description</text:span><text:span text:style-name="T72">": "</text:span><text:span text:style-name="T54">&lt;</text:span><text:span text:style-name="T59">category</text:span><text:span text:style-name="T62">_</text:span><text:span text:style-name="T59">description</text:span><text:span text:style-name="T54">&gt;</text:span><text:span text:style-name="T3">"</text:span><text:span text:style-name="T72">,</text:span></text:p>
      <text:p text:style-name="P74"><text:span text:style-name="T72"><text:s text:c="8"/>"</text:span><text:span text:style-name="T77">category_notes</text:span><text:span text:style-name="T72">": "</text:span><text:span text:style-name="T54">&lt;</text:span><text:span text:style-name="T59">category</text:span><text:span text:style-name="T62">_n</text:span><text:span text:style-name="T57">otes</text:span><text:span text:style-name="T54">&gt;</text:span><text:span text:style-name="T3">"</text:span><text:span text:style-name="T72">,</text:span></text:p>
      <text:p text:style-name="P62"><text:span text:style-name="T72"><text:s text:c="8"/>"</text:span><text:span text:style-name="T81">f</text:span><text:span text:style-name="T78">aq</text:span><text:span text:style-name="T76">s</text:span><text:span text:style-name="T72">": {</text:span></text:p>
      <text:p text:style-name="P62"><text:span text:style-name="T72"><text:s text:c="13"/>"</text:span><text:span text:style-name="T81">id</text:span><text:span text:style-name="T72">": </text:span><text:span text:style-name="T54">&lt;</text:span><text:span text:style-name="T65">faq</text:span><text:span text:style-name="T62">_id</text:span><text:span text:style-name="T54">&gt;</text:span><text:span text:style-name="T72">,</text:span></text:p>
      <text:p text:style-name="P62"><text:span text:style-name="T72"><text:s text:c="13"/>"</text:span><text:span text:style-name="T78">category_id</text:span><text:span text:style-name="T72">": </text:span><text:span text:style-name="T54">&lt;</text:span><text:span text:style-name="T65">category_id</text:span><text:span text:style-name="T54">&gt;</text:span><text:span text:style-name="T72">,</text:span></text:p>
      <text:p text:style-name="P62"><text:span text:style-name="T72"><text:s text:c="13"/>"</text:span><text:span text:style-name="T78">question</text:span><text:span text:style-name="T72">": "</text:span><text:span text:style-name="T54">&lt;</text:span><text:span text:style-name="T65">question</text:span><text:span text:style-name="T54">&gt;</text:span><text:span text:style-name="T72">",</text:span></text:p>
      <text:p text:style-name="P63"><text:span text:style-name="T72"><text:s text:c="13"/>"</text:span><text:span text:style-name="T78">answer</text:span><text:span text:style-name="T72">": "</text:span><text:span text:style-name="T54">&lt;</text:span><text:span text:style-name="T65">anwser</text:span><text:span text:style-name="T54">&gt;</text:span><text:span text:style-name="T72">"</text:span></text:p>
      <text:p text:style-name="P98"><text:s text:c="8"/>},</text:p>
      <text:p text:style-name="P98"><text:s text:c="4"/>},</text:p>
      <text:p text:style-name="P27">}</text:p>
      <text:p text:style-name="P7"/>
      <text:p text:style-name="P62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3"><text:span text:style-name="T41">date_time</text:span><text:span text:style-name="T36"> – </text:span><text:span text:style-name="T87">string </text:span><text:span text:style-name="T27">– </text:span><text:span text:style-name="T32">timestamp vygenerovania odpovede</text:span></text:p>
      <text:p text:style-name="P62"><text:span text:style-name="T36">result – </text:span><text:span text:style-name="T87">integer </text:span><text:span text:style-name="T27">– výsledok operácie:</text:span></text:p>
      <text:p text:style-name="P90"><text:span text:style-name="T98">1</text:span><text:span text:style-name="T36"> </text:span><text:span text:style-name="T27">– oper</text:span><text:span text:style-name="T67">ácia prebehla v poriadku</text:span></text:p>
      <text:p text:style-name="P90"><text:span text:style-name="T98">0</text:span><text:span text:style-name="T36"> </text:span><text:span text:style-name="T67">– chyba</text:span></text:p>
      <text:p text:style-name="P94"><text:span text:style-name="T36">result_text – </text:span><text:span text:style-name="T87">string</text:span><text:span text:style-name="T90"> </text:span><text:span text:style-name="T27">– slovný popis výsledku operácie</text:span></text:p>
      <text:p text:style-name="P62"><text:span text:style-name="T41">category</text:span><text:span text:style-name="T36"> – </text:span><text:span text:style-name="T89">array</text:span><text:span text:style-name="T90"> </text:span><text:span text:style-name="T27">– </text:span><text:span text:style-name="T32">pole kateg</text:span><text:span text:style-name="T130">órií</text:span></text:p>
      <text:p text:style-name="P64"><text:span text:style-name="T41">category</text:span><text:span text:style-name="T37">[</text:span><text:span text:style-name="T135">id</text:span><text:span text:style-name="T37">] – </text:span><text:span text:style-name="T96">integer</text:span><text:span text:style-name="T91"> </text:span><text:span text:style-name="T28">– </text:span><text:span text:style-name="T128">id </text:span><text:span text:style-name="T131">kategórie</text:span></text:p>
      <text:p text:style-name="P64"><text:span text:style-name="T41">category</text:span><text:span text:style-name="T37">[</text:span><text:span text:style-name="T135">category_name</text:span><text:span text:style-name="T37">] – </text:span><text:span text:style-name="T96">string</text:span><text:span text:style-name="T91"> </text:span><text:span text:style-name="T28">– n</text:span><text:span text:style-name="T128">ázov </text:span><text:span text:style-name="T131">kategórie</text:span></text:p>
      <text:p text:style-name="P64"><text:span text:style-name="T41">category</text:span><text:span text:style-name="T37">[category_description] – </text:span><text:span text:style-name="T96">string</text:span><text:span text:style-name="T91"> </text:span><text:span text:style-name="T28">– p</text:span><text:span text:style-name="T128">opis </text:span><text:span text:style-name="T131">kategórie</text:span></text:p>
      <text:p text:style-name="P64"><text:soft-page-break/><text:span text:style-name="T41">category</text:span><text:span text:style-name="T37">[category_</text:span><text:span text:style-name="T138">notes</text:span><text:span text:style-name="T37">] – </text:span><text:span text:style-name="T96">string</text:span><text:span text:style-name="T91"> </text:span><text:span text:style-name="T28">– p</text:span><text:span text:style-name="T128">o</text:span><text:span text:style-name="T131">známky ku</text:span><text:span text:style-name="T128"> </text:span><text:span text:style-name="T131">kategórii</text:span></text:p>
      <text:p text:style-name="P64"><text:span text:style-name="T41">category</text:span><text:span text:style-name="T37">[</text:span><text:span text:style-name="T138">faqs</text:span><text:span text:style-name="T37">] – </text:span><text:span text:style-name="T96">array</text:span><text:span text:style-name="T91"> </text:span><text:span text:style-name="T28">– </text:span><text:span text:style-name="T128">pole </text:span><text:span text:style-name="T131">otázok a odpovedí prislúchajúcich ku kategórii</text:span></text:p>
      <text:p text:style-name="P51"><text:span text:style-name="T138">faq</text:span><text:span text:style-name="T37">[</text:span><text:span text:style-name="T135">id</text:span><text:span text:style-name="T37">] – </text:span><text:span text:style-name="T95">string</text:span><text:span text:style-name="T91"> </text:span><text:span text:style-name="T28">– </text:span><text:span text:style-name="T128">id </text:span><text:span text:style-name="T127">po</text:span><text:span text:style-name="T131">ložky</text:span></text:p>
      <text:p text:style-name="P51"><text:span text:style-name="T138">faq</text:span><text:span text:style-name="T37">[</text:span><text:span text:style-name="T138">category_id</text:span><text:span text:style-name="T37">] – </text:span><text:span text:style-name="T95">string</text:span><text:span text:style-name="T91"> </text:span><text:span text:style-name="T28">– </text:span><text:span text:style-name="T131">id kategórie</text:span></text:p>
      <text:p text:style-name="P51"><text:span text:style-name="T138">faq</text:span><text:span text:style-name="T37">[</text:span><text:span text:style-name="T138">question</text:span><text:span text:style-name="T37">] – </text:span><text:span text:style-name="T95">string</text:span><text:span text:style-name="T91"> </text:span><text:span text:style-name="T28">– </text:span><text:span text:style-name="T131">otázka</text:span></text:p>
      <text:p text:style-name="P64"><text:span text:style-name="T138">faq</text:span><text:span text:style-name="T37">[</text:span><text:span text:style-name="T138">answer</text:span><text:span text:style-name="T37">] – </text:span><text:span text:style-name="T97">string</text:span><text:span text:style-name="T91"> </text:span><text:span text:style-name="T28">– </text:span><text:span text:style-name="T131">odpoveď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56"><text:soft-page-break/><text:span text:style-name="T104">B – </text:span><text:span text:style-name="T115">I</text:span><text:span text:style-name="T105">I</text:span><text:span text:style-name="T104">I. </text:span><text:span text:style-name="T108">“get_</text:span><text:span text:style-name="T109">faq</text:span><text:span text:style-name="T108">”</text:span><text:span text:style-name="T104"> : Vy</text:span><text:span text:style-name="T114">žiadanie</text:span><text:span text:style-name="T104"> </text:span><text:span text:style-name="T105">konkr</text:span><text:span text:style-name="T115">étnej</text:span><text:span text:style-name="T104"> </text:span><text:span text:style-name="T105">FAQ </text:span><text:span text:style-name="T115">položky</text:span></text:p>
      <text:p text:style-name="P20"/>
      <text:p text:style-name="P20">Požiadavka<text:span text:style-name="T26">:</text:span></text:p>
      <text:p text:style-name="P69">{</text:p>
      <text:p text:style-name="P75"><text:span text:style-name="T72"><text:s text:c="3"/>"b": "</text:span><text:span text:style-name="T54">&lt;application_id&gt;</text:span><text:span text:style-name="T72">",</text:span></text:p>
      <text:p text:style-name="P64"><text:span text:style-name="T72"><text:s text:c="3"/>"</text:span><text:span text:style-name="T80">e</text:span><text:span text:style-name="T72">": "</text:span><text:span text:style-name="T54">&lt;access_id&gt;</text:span><text:span text:style-name="T72">", </text:span></text:p>
      <text:p text:style-name="P80"><text:span text:style-name="T72">"a": "</text:span><text:span text:style-name="T80">get_f</text:span><text:span text:style-name="T84">aq</text:span><text:span text:style-name="T72">",</text:span></text:p>
      <text:p text:style-name="P80"><text:span text:style-name="T72">"</text:span><text:span text:style-name="T75">r</text:span><text:span text:style-name="T72">": </text:span><text:span text:style-name="T54">&lt;</text:span><text:span text:style-name="T65">faq_id</text:span><text:span text:style-name="T54">&gt;</text:span></text:p>
      <text:p text:style-name="P28">}</text:p>
      <text:p text:style-name="P28"/>
      <text:p text:style-name="P64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4"><text:span text:style-name="T36">access_id – </text:span><text:span text:style-name="T87">string</text:span><text:span text:style-name="T90"> </text:span><text:span text:style-name="T27">– serverom vygenerovaný a pridelený access ID </text:span></text:p>
      <text:p text:style-name="P64"><text:span text:style-name="T134">get_f</text:span><text:span text:style-name="T137">aq</text:span><text:span text:style-name="T36"> – </text:span><text:span text:style-name="T87">string</text:span><text:span text:style-name="T90"> </text:span><text:span text:style-name="T27">– po</text:span><text:span text:style-name="T67">žiadavka na </text:span><text:span text:style-name="T69">konkrétnu faq položku</text:span></text:p>
      <text:p text:style-name="P64"><text:span text:style-name="T138">faq_id</text:span><text:span text:style-name="T42"> – </text:span><text:span text:style-name="T97">integer</text:span><text:span text:style-name="T93"> </text:span><text:span text:style-name="T33">– </text:span><text:span text:style-name="T131">id faq položky</text:span></text:p>
      <text:p text:style-name="P32"/>
      <text:p text:style-name="P20">Odpoveď<text:span text:style-name="T26">:</text:span></text:p>
      <text:p text:style-name="P69">{</text:p>
      <text:p text:style-name="P64"><text:span text:style-name="T72"><text:s text:c="3"/>"app_id": "</text:span><text:span text:style-name="T54">&lt;application_id&gt;</text:span><text:span text:style-name="T72">",</text:span></text:p>
      <text:p text:style-name="P64"><text:span text:style-name="T72"><text:s text:c="3"/>"</text:span><text:span text:style-name="T84">timestamp</text:span><text:span text:style-name="T72">": "</text:span><text:span text:style-name="T54">&lt;</text:span><text:span text:style-name="T64">date_time</text:span><text:span text:style-name="T54">&gt;</text:span><text:span text:style-name="T72">",</text:span></text:p>
      <text:p text:style-name="P75"><text:span text:style-name="T72"><text:s text:c="3"/>"result": </text:span><text:span text:style-name="T54">&lt;result&gt;</text:span><text:span text:style-name="T72">,</text:span></text:p>
      <text:p text:style-name="P75"><text:span text:style-name="T72"><text:s text:c="3"/>"result_</text:span><text:span text:style-name="T84">text</text:span><text:span text:style-name="T72">": "</text:span><text:span text:style-name="T54">&lt;result_</text:span><text:span text:style-name="T64">text</text:span><text:span text:style-name="T54">&gt;</text:span><text:span text:style-name="T3">"</text:span><text:span text:style-name="T72">,</text:span></text:p>
      <text:p text:style-name="P64"><text:span text:style-name="T72"><text:s text:c="3"/>"</text:span><text:span text:style-name="T81">f</text:span><text:span text:style-name="T78">aq</text:span><text:span text:style-name="T72">": {</text:span></text:p>
      <text:p text:style-name="P64"><text:span text:style-name="T72"><text:s text:c="8"/>"</text:span><text:span text:style-name="T81">id</text:span><text:span text:style-name="T72">": </text:span><text:span text:style-name="T54">&lt;</text:span><text:span text:style-name="T65">faq</text:span><text:span text:style-name="T62">_id</text:span><text:span text:style-name="T54">&gt;</text:span><text:span text:style-name="T72">,</text:span></text:p>
      <text:p text:style-name="P64"><text:span text:style-name="T72"><text:s text:c="8"/>"</text:span><text:span text:style-name="T78">category_id</text:span><text:span text:style-name="T72">": </text:span><text:span text:style-name="T54">&lt;</text:span><text:span text:style-name="T65">category_id</text:span><text:span text:style-name="T54">&gt;</text:span><text:span text:style-name="T72">,</text:span></text:p>
      <text:p text:style-name="P64"><text:span text:style-name="T72"><text:s text:c="8"/>"</text:span><text:span text:style-name="T78">question</text:span><text:span text:style-name="T72">": "</text:span><text:span text:style-name="T54">&lt;</text:span><text:span text:style-name="T65">question</text:span><text:span text:style-name="T54">&gt;</text:span><text:span text:style-name="T72">",</text:span></text:p>
      <text:p text:style-name="P64"><text:span text:style-name="T72"><text:s text:c="8"/>"</text:span><text:span text:style-name="T78">answer</text:span><text:span text:style-name="T72">": "</text:span><text:span text:style-name="T54">&lt;</text:span><text:span text:style-name="T65">anwser</text:span><text:span text:style-name="T54">&gt;</text:span><text:span text:style-name="T72">"</text:span></text:p>
      <text:p text:style-name="P99"><text:s text:c="4"/>},</text:p>
      <text:p text:style-name="P75"><text:span text:style-name="T78"><text:s text:c="3"/>"</text:span><text:span text:style-name="T85">faq_id</text:span><text:span text:style-name="T78">": </text:span><text:span text:style-name="T60">&lt;</text:span><text:span text:style-name="T65">faq_id</text:span><text:span text:style-name="T60">&gt;</text:span></text:p>
      <text:p text:style-name="P28">}</text:p>
      <text:p text:style-name="P8"/>
      <text:p text:style-name="P64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4"><text:span text:style-name="T41">date_time</text:span><text:span text:style-name="T36"> – </text:span><text:span text:style-name="T87">string </text:span><text:span text:style-name="T27">– </text:span><text:span text:style-name="T32">timestamp vygenerovania odpovede</text:span></text:p>
      <text:p text:style-name="P64"><text:span text:style-name="T36">result – </text:span><text:span text:style-name="T87">integer </text:span><text:span text:style-name="T27">– výsledok operácie:</text:span></text:p>
      <text:p text:style-name="P91"><text:span text:style-name="T98">1</text:span><text:span text:style-name="T36"> </text:span><text:span text:style-name="T27">– oper</text:span><text:span text:style-name="T67">ácia prebehla v poriadku</text:span></text:p>
      <text:p text:style-name="P91"><text:span text:style-name="T98">0</text:span><text:span text:style-name="T36"> </text:span><text:span text:style-name="T67">– chyba</text:span></text:p>
      <text:p text:style-name="P95"><text:span text:style-name="T36">result_text – </text:span><text:span text:style-name="T87">string</text:span><text:span text:style-name="T90"> </text:span><text:span text:style-name="T27">– slovný popis výsledku operácie</text:span></text:p>
      <text:p text:style-name="P51"><text:span text:style-name="T138">faq</text:span><text:span text:style-name="T37">[</text:span><text:span text:style-name="T135">id</text:span><text:span text:style-name="T37">] – </text:span><text:span text:style-name="T95">string</text:span><text:span text:style-name="T91"> </text:span><text:span text:style-name="T28">– </text:span><text:span text:style-name="T128">id </text:span><text:span text:style-name="T127">po</text:span><text:span text:style-name="T131">ložky</text:span></text:p>
      <text:p text:style-name="P51"><text:span text:style-name="T138">faq</text:span><text:span text:style-name="T37">[</text:span><text:span text:style-name="T138">category_id</text:span><text:span text:style-name="T37">] – </text:span><text:span text:style-name="T95">string</text:span><text:span text:style-name="T91"> </text:span><text:span text:style-name="T28">– </text:span><text:span text:style-name="T131">id kategórie</text:span></text:p>
      <text:p text:style-name="P51"><text:span text:style-name="T138">faq</text:span><text:span text:style-name="T37">[</text:span><text:span text:style-name="T138">question</text:span><text:span text:style-name="T37">] – </text:span><text:span text:style-name="T95">string</text:span><text:span text:style-name="T91"> </text:span><text:span text:style-name="T28">– </text:span><text:span text:style-name="T131">otázka</text:span></text:p>
      <text:p text:style-name="P58"><text:span text:style-name="T5">faq</text:span><text:span text:style-name="T12">[</text:span><text:span text:style-name="T5">answer</text:span><text:span text:style-name="T12">] – </text:span><text:span text:style-name="T97">string</text:span><text:span text:style-name="T91"> </text:span><text:span text:style-name="T28">– </text:span><text:span text:style-name="T9">odpoveď</text:span></text:p>
      <text:p text:style-name="P59"><text:span text:style-name="T5">faq</text:span><text:span text:style-name="T12">_</text:span><text:span text:style-name="T6">id</text:span><text:span text:style-name="T12"> – </text:span><text:span text:style-name="T97">integer</text:span><text:span text:style-name="T91"> </text:span><text:span text:style-name="T13">– </text:span><text:span text:style-name="T10">id </text:span><text:span text:style-name="T8">po</text:span><text:span text:style-name="T9">ložky, ktorá bola žiadaná v požiadavke</text:span></text:p>
      <text:p text:style-name="P101"/>
      <text:p text:style-name="P101"/>
      <text:p text:style-name="P57"><text:soft-page-break/><text:span text:style-name="T104">B – </text:span><text:span text:style-name="T115">I</text:span><text:span text:style-name="T116">V</text:span><text:span text:style-name="T104">. </text:span><text:span text:style-name="T108">“get_</text:span><text:span text:style-name="T109">faq</text:span><text:span text:style-name="T118">s_topic</text:span><text:span text:style-name="T108">”</text:span><text:span text:style-name="T104"> : Vy</text:span><text:span text:style-name="T114">žiadanie</text:span><text:span text:style-name="T104"> </text:span><text:span text:style-name="T105">FAQ </text:span><text:span text:style-name="T115">polož</text:span><text:span text:style-name="T116">iek k Help topicu</text:span></text:p>
      <text:p text:style-name="P21"/>
      <text:p text:style-name="P21">Požiadavka<text:span text:style-name="T26">:</text:span></text:p>
      <text:p text:style-name="P70">{</text:p>
      <text:p text:style-name="P76"><text:span text:style-name="T72"><text:s text:c="3"/>"b": "</text:span><text:span text:style-name="T54">&lt;application_id&gt;</text:span><text:span text:style-name="T72">",</text:span></text:p>
      <text:p text:style-name="P65"><text:span text:style-name="T72"><text:s text:c="3"/>"</text:span><text:span text:style-name="T80">e</text:span><text:span text:style-name="T72">": "</text:span><text:span text:style-name="T54">&lt;access_id&gt;</text:span><text:span text:style-name="T72">", </text:span></text:p>
      <text:p text:style-name="P81"><text:span text:style-name="T72">"a": "</text:span><text:span text:style-name="T80">get_f</text:span><text:span text:style-name="T84">aq</text:span><text:span text:style-name="T79">s_topic</text:span><text:span text:style-name="T72">",</text:span></text:p>
      <text:p text:style-name="P81"><text:span text:style-name="T72">"</text:span><text:span text:style-name="T75">r</text:span><text:span text:style-name="T72">": </text:span><text:span text:style-name="T54">&lt;</text:span><text:span text:style-name="T61">topic</text:span><text:span text:style-name="T65">_id</text:span><text:span text:style-name="T54">&gt;</text:span></text:p>
      <text:p text:style-name="P29">}</text:p>
      <text:p text:style-name="P29"/>
      <text:p text:style-name="P65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5"><text:span text:style-name="T36">access_id – </text:span><text:span text:style-name="T87">string</text:span><text:span text:style-name="T90"> </text:span><text:span text:style-name="T27">– serverom vygenerovaný a pridelený access ID </text:span></text:p>
      <text:p text:style-name="P65"><text:span text:style-name="T134">get_f</text:span><text:span text:style-name="T137">aq</text:span><text:span text:style-name="T139">s_topic</text:span><text:span text:style-name="T36"> – </text:span><text:span text:style-name="T87">string</text:span><text:span text:style-name="T90"> </text:span><text:span text:style-name="T27">– po</text:span><text:span text:style-name="T67">žiadavka na </text:span><text:span text:style-name="T70">všetky aktívne faq položky priradené help topicu</text:span></text:p>
      <text:p text:style-name="P65"><text:span text:style-name="T43">topic</text:span><text:span text:style-name="T138">_id</text:span><text:span text:style-name="T42"> – </text:span><text:span text:style-name="T97">integer</text:span><text:span text:style-name="T93"> </text:span><text:span text:style-name="T33">– </text:span><text:span text:style-name="T131">id </text:span><text:span text:style-name="T34">help topic polo</text:span><text:span text:style-name="T132">žky</text:span></text:p>
      <text:p text:style-name="P33"/>
      <text:p text:style-name="P21">Odpoveď<text:span text:style-name="T26">:</text:span></text:p>
      <text:p text:style-name="P70">{</text:p>
      <text:p text:style-name="P65"><text:span text:style-name="T72"><text:s text:c="3"/>"app_id": "</text:span><text:span text:style-name="T54">&lt;application_id&gt;</text:span><text:span text:style-name="T72">",</text:span></text:p>
      <text:p text:style-name="P65"><text:span text:style-name="T72"><text:s text:c="3"/>"</text:span><text:span text:style-name="T84">timestamp</text:span><text:span text:style-name="T72">": "</text:span><text:span text:style-name="T54">&lt;</text:span><text:span text:style-name="T64">date_time</text:span><text:span text:style-name="T54">&gt;</text:span><text:span text:style-name="T72">",</text:span></text:p>
      <text:p text:style-name="P76"><text:span text:style-name="T72"><text:s text:c="3"/>"result": </text:span><text:span text:style-name="T54">&lt;result&gt;</text:span><text:span text:style-name="T72">,</text:span></text:p>
      <text:p text:style-name="P76"><text:span text:style-name="T72"><text:s text:c="3"/>"result_</text:span><text:span text:style-name="T84">text</text:span><text:span text:style-name="T72">": "</text:span><text:span text:style-name="T54">&lt;result_</text:span><text:span text:style-name="T64">text</text:span><text:span text:style-name="T54">&gt;</text:span><text:span text:style-name="T3">"</text:span><text:span text:style-name="T72">,</text:span></text:p>
      <text:p text:style-name="P65"><text:span text:style-name="T72"><text:s text:c="3"/>"</text:span><text:span text:style-name="T81">f</text:span><text:span text:style-name="T78">aq</text:span><text:span text:style-name="T86">s</text:span><text:span text:style-name="T72">": {</text:span></text:p>
      <text:p text:style-name="P65"><text:span text:style-name="T72"><text:s text:c="8"/>"</text:span><text:span text:style-name="T81">id</text:span><text:span text:style-name="T72">": </text:span><text:span text:style-name="T54">&lt;</text:span><text:span text:style-name="T65">faq</text:span><text:span text:style-name="T62">_id</text:span><text:span text:style-name="T54">&gt;</text:span><text:span text:style-name="T72">,</text:span></text:p>
      <text:p text:style-name="P65"><text:span text:style-name="T72"><text:s text:c="8"/>"</text:span><text:span text:style-name="T78">category_id</text:span><text:span text:style-name="T72">": </text:span><text:span text:style-name="T54">&lt;</text:span><text:span text:style-name="T65">category_id</text:span><text:span text:style-name="T54">&gt;</text:span><text:span text:style-name="T72">,</text:span></text:p>
      <text:p text:style-name="P65"><text:span text:style-name="T72"><text:s text:c="8"/>"</text:span><text:span text:style-name="T78">question</text:span><text:span text:style-name="T72">": "</text:span><text:span text:style-name="T54">&lt;</text:span><text:span text:style-name="T65">question</text:span><text:span text:style-name="T54">&gt;</text:span><text:span text:style-name="T72">",</text:span></text:p>
      <text:p text:style-name="P65"><text:span text:style-name="T72"><text:s text:c="8"/>"</text:span><text:span text:style-name="T78">answer</text:span><text:span text:style-name="T72">": "</text:span><text:span text:style-name="T54">&lt;</text:span><text:span text:style-name="T65">anwser</text:span><text:span text:style-name="T54">&gt;</text:span><text:span text:style-name="T72">"</text:span></text:p>
      <text:p text:style-name="P100"><text:s text:c="4"/>},</text:p>
      <text:p text:style-name="P76"><text:span text:style-name="T78"><text:s text:c="3"/>"</text:span><text:span text:style-name="T86">topic</text:span><text:span text:style-name="T85">_id</text:span><text:span text:style-name="T78">": </text:span><text:span text:style-name="T60">&lt;</text:span><text:span text:style-name="T66">topic</text:span><text:span text:style-name="T65">_id</text:span><text:span text:style-name="T60">&gt;</text:span></text:p>
      <text:p text:style-name="P29">}</text:p>
      <text:p text:style-name="P9"/>
      <text:p text:style-name="P65"><text:span text:style-name="T36">application_id – </text:span><text:span text:style-name="T87">string </text:span><text:span text:style-name="T27">– pridelen</text:span><text:span text:style-name="T67">é application ID</text:span></text:p>
      <text:p text:style-name="P65"><text:span text:style-name="T41">date_time</text:span><text:span text:style-name="T36"> – </text:span><text:span text:style-name="T87">string </text:span><text:span text:style-name="T27">– </text:span><text:span text:style-name="T32">timestamp vygenerovania odpovede</text:span></text:p>
      <text:p text:style-name="P65"><text:span text:style-name="T36">result – </text:span><text:span text:style-name="T87">integer </text:span><text:span text:style-name="T27">– výsledok operácie:</text:span></text:p>
      <text:p text:style-name="P92"><text:span text:style-name="T98">1</text:span><text:span text:style-name="T36"> </text:span><text:span text:style-name="T27">– oper</text:span><text:span text:style-name="T67">ácia prebehla v poriadku</text:span></text:p>
      <text:p text:style-name="P92"><text:span text:style-name="T98">0</text:span><text:span text:style-name="T36"> </text:span><text:span text:style-name="T67">– chyba</text:span></text:p>
      <text:p text:style-name="P96"><text:span text:style-name="T36">result_text – </text:span><text:span text:style-name="T87">string</text:span><text:span text:style-name="T90"> </text:span><text:span text:style-name="T27">– slovný popis výsledku operácie</text:span></text:p>
      <text:p text:style-name="P52"><text:span text:style-name="T138">faq</text:span><text:span text:style-name="T37">[</text:span><text:span text:style-name="T135">id</text:span><text:span text:style-name="T37">] – </text:span><text:span text:style-name="T95">string</text:span><text:span text:style-name="T91"> </text:span><text:span text:style-name="T28">– </text:span><text:span text:style-name="T128">id </text:span><text:span text:style-name="T127">po</text:span><text:span text:style-name="T131">ložky</text:span></text:p>
      <text:p text:style-name="P52"><text:span text:style-name="T138">faq</text:span><text:span text:style-name="T37">[</text:span><text:span text:style-name="T138">category_id</text:span><text:span text:style-name="T37">] – </text:span><text:span text:style-name="T95">string</text:span><text:span text:style-name="T91"> </text:span><text:span text:style-name="T28">– </text:span><text:span text:style-name="T131">id kategórie</text:span></text:p>
      <text:p text:style-name="P52"><text:span text:style-name="T138">faq</text:span><text:span text:style-name="T37">[</text:span><text:span text:style-name="T138">question</text:span><text:span text:style-name="T37">] – </text:span><text:span text:style-name="T95">string</text:span><text:span text:style-name="T91"> </text:span><text:span text:style-name="T28">– </text:span><text:span text:style-name="T131">otázka</text:span></text:p>
      <text:p text:style-name="P61"><text:span text:style-name="T5">faq</text:span><text:span text:style-name="T12">[</text:span><text:span text:style-name="T5">answer</text:span><text:span text:style-name="T12">] – </text:span><text:span text:style-name="T97">string</text:span><text:span text:style-name="T91"> </text:span><text:span text:style-name="T28">– </text:span><text:span text:style-name="T9">odpoveď</text:span></text:p>
      <text:p text:style-name="P60"><text:span text:style-name="T7">topic</text:span><text:span text:style-name="T12">_</text:span><text:span text:style-name="T6">id</text:span><text:span text:style-name="T12"> – </text:span><text:span text:style-name="T97">integer</text:span><text:span text:style-name="T91"> </text:span><text:span text:style-name="T13">– </text:span><text:span text:style-name="T10">id </text:span><text:span text:style-name="T11">help topic</text:span><text:span text:style-name="T10"> </text:span><text:span text:style-name="T8">po</text:span><text:span text:style-name="T9">ložky, ktorá bola žiadaná v požiadavke</text:span></text:p>
      <text:p text:style-name="P101"/>
      <text:p text:style-name="P101"/>
      <text:p text:style-name="P6"><text:soft-page-break/><text:span text:style-name="T145">C</text:span><text:span text:style-name="T146"> – Odoslanie </text:span><text:span text:style-name="T145">dát z vygenerovaného formulára do API rozhrania osTicket aplikácie</text:span></text:p>
      <text:p text:style-name="P14"><text:span text:style-name="T142">Dáta z vygenerovaného formulára sú odosielané POST requestom na url adresu</text:span>:</text:p>
      <text:p text:style-name="P6">url: <text:span text:style-name="T125">https://api.</text:span><text:span text:style-name="T47">xxxxxx</text:span><text:span text:style-name="T46">.</text:span><text:span text:style-name="T47">com</text:span><text:span text:style-name="T125">/</text:span><text:span text:style-name="T126">ticket</text:span></text:p>
      <text:p text:style-name="P16"><text:span text:style-name="T143">Naše </text:span><text:span text:style-name="T142">API rozhranie formulár spracuje a dáta odošle na API rozhranie osTicket aplikácie. V prípade úspešného vygenerovania ticketu </text:span><text:span text:style-name="T143">API rozhranie vráti jeho ID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2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66</meta:editing-cycles>
    <meta:print-date>2019-04-19T19:40:00</meta:print-date>
    <meta:creation-date>2018-12-08T08:18:00</meta:creation-date>
    <dc:date>2019-10-27T14:52:20.140000000</dc:date>
    <meta:editing-duration>P4DT23H40M58S</meta:editing-duration>
    <meta:generator>LibreOffice/6.2.5.2$Windows_x86 LibreOffice_project/1ec314fa52f458adc18c4f025c545a4e8b22c159</meta:generator>
    <meta:document-statistic meta:table-count="1" meta:image-count="0" meta:object-count="0" meta:page-count="13" meta:paragraph-count="333" meta:word-count="1348" meta:character-count="12077" meta:non-whitespace-character-count="10191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